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7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.669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8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5" style:family="table-cell" style:parent-style-name="Default" style:data-style-name="N120">
      <style:table-cell-properties fo:background-color="#ffffd7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7" style:family="table-cell" style:parent-style-name="Default" style:data-style-name="N120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0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2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53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4" style:family="table-cell" style:parent-style-name="Default">
      <style:table-cell-properties fo:background-color="#729fcf"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88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90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4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able-cell-properties fo:background-color="#dee7e5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ackground-color="#e0c2cd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101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7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11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79" style:family="table-cell" style:parent-style-name="Default" style:data-style-name="N120">
      <style:table-cell-properties fo:background-color="#ffffd7" style:text-align-source="fix" style:repeat-content="false" fo:border="0.74pt solid #dddddd" style:vertical-align="middl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118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87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fo:font-size="7pt" style:font-size-asian="7pt" style:font-size-complex="7pt"/>
    </style:style>
    <style:style style:name="ce103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7pt" style:font-size-asian="7pt" style:font-size-complex="7pt"/>
    </style:style>
    <style:style style:name="ce11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2" style:family="table-cell" style:parent-style-name="Default">
      <style:table-cell-properties fo:border-bottom="0.74pt solid #dddddd" fo:background-color="#e0c2cd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4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24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</style:style>
    <style:style style:name="ce96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34" style:family="table-cell" style:parent-style-name="Default" style:data-style-name="N120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35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vertical-align="middle"/>
      <style:text-properties fo:color="#333333"/>
    </style:style>
    <style:style style:name="ce144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dddddd" style:vertical-align="middle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150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/>
    </style:style>
    <style:style style:name="ce152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middle"/>
      <style:paragraph-properties fo:text-align="start" fo:margin-left="0cm"/>
      <style:text-properties fo:color="#333333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xp2 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8" table:default-cell-style-name="ce17"/>
        <table:table-column table:style-name="co9" table:number-columns-repeated="16354" table:default-cell-style-name="ce17"/>
        <table:table-row table:style-name="ro1">
          <table:table-cell/>
          <table:table-cell table:style-name="ce9" table:number-columns-repeated="2"/>
          <table:table-cell table:style-name="ce40" office:value-type="string" calcext:value-type="string" table:number-columns-spanned="13" table:number-rows-spanned="1">
            <text:p>FS &lt; 1 secondo</text:p>
            <text:p>176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8" office:value-type="string" calcext:value-type="string" table:number-columns-spanned="13" table:number-rows-spanned="1">
            <text:p>FS == 1 secondo</text:p>
            <text:p>120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number-columns-repeated="1635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2" office:value-type="string" calcext:value-type="string" table:number-columns-spanned="2" table:number-rows-spanned="1">
            <text:p>YAT </text:p>
          </table:table-cell>
          <table:covered-table-cell table:style-name="ce42"/>
          <table:table-cell table:style-name="ce76" office:value-type="string" calcext:value-type="string" table:number-columns-spanned="2" table:number-rows-spanned="1">
            <text:p>DAY / NIGHT</text:p>
          </table:table-cell>
          <table:covered-table-cell table:style-name="ce76"/>
          <table:table-cell table:style-name="ce87" office:value-type="string" calcext:value-type="string" table:number-columns-spanned="2" table:number-rows-spanned="1">
            <text:p>SUNRISE/SUNSET</text:p>
          </table:table-cell>
          <table:covered-table-cell table:style-name="ce87"/>
          <table:table-cell table:style-name="ce103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MONTH</text:p>
          </table:table-cell>
          <table:covered-table-cell table:style-name="ce110"/>
          <table:table-cell table:style-name="ce113" office:value-type="string" calcext:value-type="string" table:number-columns-spanned="2" table:number-rows-spanned="1">
            <text:p>½ MONTH</text:p>
          </table:table-cell>
          <table:covered-table-cell table:style-name="ce113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2" office:value-type="string" calcext:value-type="string" table:number-columns-spanned="2" table:number-rows-spanned="1">
            <text:p>YAT </text:p>
          </table:table-cell>
          <table:covered-table-cell table:style-name="ce42"/>
          <table:table-cell table:style-name="ce76" office:value-type="string" calcext:value-type="string" table:number-columns-spanned="2" table:number-rows-spanned="1">
            <text:p>DAY / NIGHT</text:p>
          </table:table-cell>
          <table:covered-table-cell table:style-name="ce76"/>
          <table:table-cell table:style-name="ce87" office:value-type="string" calcext:value-type="string" table:number-columns-spanned="2" table:number-rows-spanned="1">
            <text:p>SUNRISE/SUNSET</text:p>
          </table:table-cell>
          <table:covered-table-cell table:style-name="ce96"/>
          <table:table-cell table:style-name="ce103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MONTH</text:p>
          </table:table-cell>
          <table:covered-table-cell table:style-name="ce110"/>
          <table:table-cell table:style-name="ce113" office:value-type="string" calcext:value-type="string" table:number-columns-spanned="2" table:number-rows-spanned="1">
            <text:p>½ MONTH</text:p>
          </table:table-cell>
          <table:covered-table-cell table:style-name="ce113"/>
          <table:covered-table-cell table:style-name="ce140"/>
          <table:table-cell table:number-columns-repeated="16354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09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40"/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style-name="ce44" office:value-type="float" office:value="0.1714" calcext:value-type="float">
            <text:p>0.17140</text:p>
          </table:table-cell>
          <table:table-cell table:style-name="ce44" office:value-type="float" office:value="0.0283" calcext:value-type="float">
            <text:p>0.02830</text:p>
          </table:table-cell>
          <table:table-cell table:style-name="ce78" office:value-type="float" office:value="0.26924" calcext:value-type="float">
            <text:p>0.26924</text:p>
          </table:table-cell>
          <table:table-cell table:style-name="ce78" office:value-type="float" office:value="0.20431" calcext:value-type="float">
            <text:p>0.20431</text:p>
          </table:table-cell>
          <table:table-cell table:style-name="ce78" office:value-type="float" office:value="0.34909" calcext:value-type="float">
            <text:p>0.34909</text:p>
          </table:table-cell>
          <table:table-cell table:style-name="ce78" office:value-type="float" office:value="0.30536" calcext:value-type="float">
            <text:p>0.30536</text:p>
          </table:table-cell>
          <table:table-cell table:style-name="ce78" office:value-type="float" office:value="0.5048" calcext:value-type="float">
            <text:p>0.50480</text:p>
          </table:table-cell>
          <table:table-cell table:style-name="ce78" office:value-type="float" office:value="0.41414" calcext:value-type="float">
            <text:p>0.41414</text:p>
          </table:table-cell>
          <table:table-cell table:style-name="ce78" office:value-type="float" office:value="0.36466" calcext:value-type="float">
            <text:p>0.36466</text:p>
          </table:table-cell>
          <table:table-cell table:style-name="ce78" office:value-type="float" office:value="0.24406" calcext:value-type="float">
            <text:p>0.24406</text:p>
          </table:table-cell>
          <table:table-cell table:style-name="ce44" office:value-type="float" office:value="0.3661" calcext:value-type="float">
            <text:p>0.36610</text:p>
          </table:table-cell>
          <table:table-cell table:style-name="ce44" office:value-type="float" office:value="0.3026" calcext:value-type="float">
            <text:p>0.30260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78" office:value-type="float" office:value="0.1556" calcext:value-type="float">
            <text:p>0.15560</text:p>
          </table:table-cell>
          <table:table-cell table:style-name="ce78" office:value-type="float" office:value="0.023854" calcext:value-type="float">
            <text:p>0.02385</text:p>
          </table:table-cell>
          <table:table-cell table:style-name="ce78" office:value-type="float" office:value="0.24561" calcext:value-type="float">
            <text:p>0.24561</text:p>
          </table:table-cell>
          <table:table-cell table:style-name="ce78" office:value-type="float" office:value="0.19779" calcext:value-type="float">
            <text:p>0.19779</text:p>
          </table:table-cell>
          <table:table-cell table:style-name="ce78" office:value-type="float" office:value="0.33959" calcext:value-type="float">
            <text:p>0.33959</text:p>
          </table:table-cell>
          <table:table-cell table:style-name="ce78" office:value-type="float" office:value="0.28901" calcext:value-type="float">
            <text:p>0.28901</text:p>
          </table:table-cell>
          <table:table-cell table:style-name="ce44" office:value-type="float" office:value="0.48161" calcext:value-type="float">
            <text:p>0.48161</text:p>
          </table:table-cell>
          <table:table-cell table:style-name="ce78" office:value-type="float" office:value="0.39293" calcext:value-type="float">
            <text:p>0.39293</text:p>
          </table:table-cell>
          <table:table-cell table:style-name="ce78" office:value-type="float" office:value="0.36146" calcext:value-type="float">
            <text:p>0.36146</text:p>
          </table:table-cell>
          <table:table-cell table:style-name="ce78" office:value-type="float" office:value="0.23954" calcext:value-type="float">
            <text:p>0.23954</text:p>
          </table:table-cell>
          <table:table-cell table:style-name="ce44" office:value-type="float" office:value="0.35605" calcext:value-type="float">
            <text:p>0.35605</text:p>
          </table:table-cell>
          <table:table-cell table:style-name="ce44" office:value-type="float" office:value="0.29729" calcext:value-type="float">
            <text:p>0.29729</text:p>
          </table:table-cell>
          <table:table-cell table:style-name="ce134" table:formula="of:=MIN([.E4:.P4];[.R4:.AC4])" office:value-type="float" office:value="0.023854" calcext:value-type="float">
            <text:p>0.02385</text:p>
          </table:table-cell>
          <table:table-cell table:number-columns-repeated="16354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4" office:value-type="float" office:value="0.1714" calcext:value-type="float">
            <text:p>0.17140</text:p>
          </table:table-cell>
          <table:table-cell table:style-name="ce67" office:value-type="float" office:value="0.1437" calcext:value-type="float">
            <text:p>0.14370</text:p>
          </table:table-cell>
          <table:table-cell table:style-name="ce78" office:value-type="float" office:value="0.26924" calcext:value-type="float">
            <text:p>0.26924</text:p>
          </table:table-cell>
          <table:table-cell table:style-name="ce78" office:value-type="float" office:value="0.2476" calcext:value-type="float">
            <text:p>0.24760</text:p>
          </table:table-cell>
          <table:table-cell table:style-name="ce78" office:value-type="float" office:value="0.34909" calcext:value-type="float">
            <text:p>0.34909</text:p>
          </table:table-cell>
          <table:table-cell table:style-name="ce78" office:value-type="float" office:value="0.33782" calcext:value-type="float">
            <text:p>0.33782</text:p>
          </table:table-cell>
          <table:table-cell table:style-name="ce78" office:value-type="float" office:value="0.5048" calcext:value-type="float">
            <text:p>0.50480</text:p>
          </table:table-cell>
          <table:table-cell table:style-name="ce78" office:value-type="float" office:value="0.47465" calcext:value-type="float">
            <text:p>0.47465</text:p>
          </table:table-cell>
          <table:table-cell table:style-name="ce78" office:value-type="float" office:value="0.36466" calcext:value-type="float">
            <text:p>0.36466</text:p>
          </table:table-cell>
          <table:table-cell table:style-name="ce78" office:value-type="float" office:value="0.32523" calcext:value-type="float">
            <text:p>0.32523</text:p>
          </table:table-cell>
          <table:table-cell table:style-name="ce78" office:value-type="float" office:value="0.3661" calcext:value-type="float">
            <text:p>0.36610</text:p>
          </table:table-cell>
          <table:table-cell table:style-name="ce44" office:value-type="float" office:value="0.36068" calcext:value-type="float">
            <text:p>0.36068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78" office:value-type="float" office:value="0.1556" calcext:value-type="float">
            <text:p>0.15560</text:p>
          </table:table-cell>
          <table:table-cell table:style-name="ce78" office:value-type="float" office:value="0.11784" calcext:value-type="float">
            <text:p>0.11784</text:p>
          </table:table-cell>
          <table:table-cell table:style-name="ce78" office:value-type="float" office:value="0.24561" calcext:value-type="float">
            <text:p>0.24561</text:p>
          </table:table-cell>
          <table:table-cell table:style-name="ce78" office:value-type="float" office:value="0.23203" calcext:value-type="float">
            <text:p>0.23203</text:p>
          </table:table-cell>
          <table:table-cell table:style-name="ce78" office:value-type="float" office:value="0.33959" calcext:value-type="float">
            <text:p>0.33959</text:p>
          </table:table-cell>
          <table:table-cell table:style-name="ce78" office:value-type="float" office:value="0.32744" calcext:value-type="float">
            <text:p>0.32744</text:p>
          </table:table-cell>
          <table:table-cell table:style-name="ce44" office:value-type="float" office:value="0.48161" calcext:value-type="float">
            <text:p>0.48161</text:p>
          </table:table-cell>
          <table:table-cell table:style-name="ce78" office:value-type="float" office:value="0.45367" calcext:value-type="float">
            <text:p>0.45367</text:p>
          </table:table-cell>
          <table:table-cell table:style-name="ce78" office:value-type="float" office:value="0.36146" calcext:value-type="float">
            <text:p>0.36146</text:p>
          </table:table-cell>
          <table:table-cell table:style-name="ce78" office:value-type="float" office:value="0.3079" calcext:value-type="float">
            <text:p>0.30790</text:p>
          </table:table-cell>
          <table:table-cell table:style-name="ce44" office:value-type="float" office:value="0.35605" calcext:value-type="float">
            <text:p>0.35605</text:p>
          </table:table-cell>
          <table:table-cell table:style-name="ce44" office:value-type="float" office:value="0.34622" calcext:value-type="float">
            <text:p>0.34622</text:p>
          </table:table-cell>
          <table:table-cell table:style-name="ce134" table:formula="of:=MIN([.E5:.P5];[.R5:.AC5])" office:value-type="float" office:value="0.11784" calcext:value-type="float">
            <text:p>0.11784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4" office:value-type="float" office:value="0.2286" calcext:value-type="float">
            <text:p>0.22860</text:p>
          </table:table-cell>
          <table:table-cell table:style-name="ce44" office:value-type="float" office:value="0.2007" calcext:value-type="float">
            <text:p>0.20070</text:p>
          </table:table-cell>
          <table:table-cell table:style-name="ce78" office:value-type="float" office:value="0.38984" calcext:value-type="float">
            <text:p>0.38984</text:p>
          </table:table-cell>
          <table:table-cell table:style-name="ce78" office:value-type="float" office:value="0.37504" calcext:value-type="float">
            <text:p>0.37504</text:p>
          </table:table-cell>
          <table:table-cell table:style-name="ce78" office:value-type="float" office:value="0.3661" calcext:value-type="float">
            <text:p>0.36610</text:p>
          </table:table-cell>
          <table:table-cell table:style-name="ce78" office:value-type="float" office:value="0.36897" calcext:value-type="float">
            <text:p>0.36897</text:p>
          </table:table-cell>
          <table:table-cell table:style-name="ce78" office:value-type="float" office:value="0.58244" calcext:value-type="float">
            <text:p>0.58244</text:p>
          </table:table-cell>
          <table:table-cell table:style-name="ce78" office:value-type="float" office:value="0.57195" calcext:value-type="float">
            <text:p>0.57195</text:p>
          </table:table-cell>
          <table:table-cell table:style-name="ce78" office:value-type="float" office:value="0.42286" calcext:value-type="float">
            <text:p>0.42286</text:p>
          </table:table-cell>
          <table:table-cell table:style-name="ce78" office:value-type="float" office:value="0.36179" calcext:value-type="float">
            <text:p>0.36179</text:p>
          </table:table-cell>
          <table:table-cell table:style-name="ce44" office:value-type="float" office:value="0.41248" calcext:value-type="float">
            <text:p>0.41248</text:p>
          </table:table-cell>
          <table:table-cell table:style-name="ce44" office:value-type="float" office:value="0.38266" calcext:value-type="float">
            <text:p>0.38266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78" office:value-type="float" office:value="0.2222" calcext:value-type="float">
            <text:p>0.22220</text:p>
          </table:table-cell>
          <table:table-cell table:style-name="ce78" office:value-type="float" office:value="0.18653" calcext:value-type="float">
            <text:p>0.18653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78" office:value-type="float" office:value="0.33628" calcext:value-type="float">
            <text:p>0.33628</text:p>
          </table:table-cell>
          <table:table-cell table:style-name="ce78" office:value-type="float" office:value="0.36201" calcext:value-type="float">
            <text:p>0.36201</text:p>
          </table:table-cell>
          <table:table-cell table:style-name="ce78" office:value-type="float" office:value="0.3619" calcext:value-type="float">
            <text:p>0.36190</text:p>
          </table:table-cell>
          <table:table-cell table:style-name="ce44" office:value-type="float" office:value="0.57239" calcext:value-type="float">
            <text:p>0.57239</text:p>
          </table:table-cell>
          <table:table-cell table:style-name="ce78" office:value-type="float" office:value="0.54644" calcext:value-type="float">
            <text:p>0.54644</text:p>
          </table:table-cell>
          <table:table-cell table:style-name="ce78" office:value-type="float" office:value="0.41535" calcext:value-type="float">
            <text:p>0.41535</text:p>
          </table:table-cell>
          <table:table-cell table:style-name="ce78" office:value-type="float" office:value="0.34633" calcext:value-type="float">
            <text:p>0.34633</text:p>
          </table:table-cell>
          <table:table-cell table:style-name="ce44" office:value-type="float" office:value="0.40685" calcext:value-type="float">
            <text:p>0.40685</text:p>
          </table:table-cell>
          <table:table-cell table:style-name="ce44" office:value-type="float" office:value="0.38299" calcext:value-type="float">
            <text:p>0.38299</text:p>
          </table:table-cell>
          <table:table-cell table:style-name="ce134" table:formula="of:=MIN([.E6:.P6];[.R6:.AC6])" office:value-type="float" office:value="0.18653" calcext:value-type="float">
            <text:p>0.1865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4" office:value-type="float" office:value="0.1673" calcext:value-type="float">
            <text:p>0.16730</text:p>
          </table:table-cell>
          <table:table-cell table:style-name="ce44" office:value-type="float" office:value="0.1612" calcext:value-type="float">
            <text:p>0.16120</text:p>
          </table:table-cell>
          <table:table-cell table:style-name="ce78" office:value-type="float" office:value="0.31121" calcext:value-type="float">
            <text:p>0.31121</text:p>
          </table:table-cell>
          <table:table-cell table:style-name="ce78" office:value-type="float" office:value="0.30558" calcext:value-type="float">
            <text:p>0.30558</text:p>
          </table:table-cell>
          <table:table-cell table:style-name="ce78" office:value-type="float" office:value="0.33517" calcext:value-type="float">
            <text:p>0.33517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50491" calcext:value-type="float">
            <text:p>0.50491</text:p>
          </table:table-cell>
          <table:table-cell table:style-name="ce78" office:value-type="float" office:value="0.49807" calcext:value-type="float">
            <text:p>0.49807</text:p>
          </table:table-cell>
          <table:table-cell table:style-name="ce78" office:value-type="float" office:value="0.28614" calcext:value-type="float">
            <text:p>0.28614</text:p>
          </table:table-cell>
          <table:table-cell table:style-name="ce78" office:value-type="float" office:value="0.27896" calcext:value-type="float">
            <text:p>0.27896</text:p>
          </table:table-cell>
          <table:table-cell table:style-name="ce44" office:value-type="float" office:value="0.31264" calcext:value-type="float">
            <text:p>0.31264</text:p>
          </table:table-cell>
          <table:table-cell table:style-name="ce44" office:value-type="float" office:value="0.30834" calcext:value-type="float">
            <text:p>0.30834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78" office:value-type="float" office:value="0.15583" calcext:value-type="float">
            <text:p>0.15583</text:p>
          </table:table-cell>
          <table:table-cell table:style-name="ce78" office:value-type="float" office:value="0.15572" calcext:value-type="float">
            <text:p>0.15572</text:p>
          </table:table-cell>
          <table:table-cell table:style-name="ce78" office:value-type="float" office:value="0.29332" calcext:value-type="float">
            <text:p>0.29332</text:p>
          </table:table-cell>
          <table:table-cell table:style-name="ce78" office:value-type="float" office:value="0.28901" calcext:value-type="float">
            <text:p>0.28901</text:p>
          </table:table-cell>
          <table:table-cell table:style-name="ce78" office:value-type="float" office:value="0.32523" calcext:value-type="float">
            <text:p>0.32523</text:p>
          </table:table-cell>
          <table:table-cell table:style-name="ce78" office:value-type="float" office:value="0.32535" calcext:value-type="float">
            <text:p>0.32535</text:p>
          </table:table-cell>
          <table:table-cell table:style-name="ce44" office:value-type="float" office:value="0.48592" calcext:value-type="float">
            <text:p>0.48592</text:p>
          </table:table-cell>
          <table:table-cell table:style-name="ce78" office:value-type="float" office:value="0.48095" calcext:value-type="float">
            <text:p>0.48095</text:p>
          </table:table-cell>
          <table:table-cell table:style-name="ce78" office:value-type="float" office:value="0.28018" calcext:value-type="float">
            <text:p>0.28018</text:p>
          </table:table-cell>
          <table:table-cell table:style-name="ce78" office:value-type="float" office:value="0.27443" calcext:value-type="float">
            <text:p>0.27443</text:p>
          </table:table-cell>
          <table:table-cell table:style-name="ce44" office:value-type="float" office:value="0.30447" calcext:value-type="float">
            <text:p>0.30447</text:p>
          </table:table-cell>
          <table:table-cell table:style-name="ce44" office:value-type="float" office:value="0.30326" calcext:value-type="float">
            <text:p>0.30326</text:p>
          </table:table-cell>
          <table:table-cell table:style-name="ce134" table:formula="of:=MIN([.E7:.P7];[.R7:.AC7])" office:value-type="float" office:value="0.15572" calcext:value-type="float">
            <text:p>0.15572</text:p>
          </table:table-cell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5" office:value-type="float" office:value="0.1149" calcext:value-type="float">
            <text:p>0.11490</text:p>
          </table:table-cell>
          <table:table-cell table:style-name="ce45" office:value-type="float" office:value="0.0097" calcext:value-type="float">
            <text:p>0.00970</text:p>
          </table:table-cell>
          <table:table-cell table:style-name="ce79" office:value-type="float" office:value="0.22871" calcext:value-type="float">
            <text:p>0.22871</text:p>
          </table:table-cell>
          <table:table-cell table:style-name="ce79" office:value-type="float" office:value="0.14688" calcext:value-type="float">
            <text:p>0.14688</text:p>
          </table:table-cell>
          <table:table-cell table:style-name="ce78" office:value-type="float" office:value="0.30966" calcext:value-type="float">
            <text:p>0.30966</text:p>
          </table:table-cell>
          <table:table-cell table:style-name="ce79" office:value-type="float" office:value="0.25146" calcext:value-type="float">
            <text:p>0.25146</text:p>
          </table:table-cell>
          <table:table-cell table:style-name="ce79" office:value-type="float" office:value="0.44053" calcext:value-type="float">
            <text:p>0.44053</text:p>
          </table:table-cell>
          <table:table-cell table:style-name="ce79" office:value-type="float" office:value="0.32501" calcext:value-type="float">
            <text:p>0.32501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9" office:value-type="float" office:value="0.1852" calcext:value-type="float">
            <text:p>0.18520</text:p>
          </table:table-cell>
          <table:table-cell table:style-name="ce44" office:value-type="float" office:value="0.34081" calcext:value-type="float">
            <text:p>0.34081</text:p>
          </table:table-cell>
          <table:table-cell table:style-name="ce45" office:value-type="float" office:value="0.24053" calcext:value-type="float">
            <text:p>0.24053</text:p>
          </table:table-cell>
          <table:table-cell table:style-name="ce128" office:value-type="float" office:value="11" calcext:value-type="float">
            <text:p>11</text:p>
          </table:table-cell>
          <table:table-cell table:style-name="ce79" office:value-type="float" office:value="0.11872" calcext:value-type="float">
            <text:p>0.11872</text:p>
          </table:table-cell>
          <table:table-cell table:style-name="ce124" office:value-type="float" office:value="0.0091662" calcext:value-type="float">
            <text:p>0.00917</text:p>
          </table:table-cell>
          <table:table-cell table:style-name="ce79" office:value-type="float" office:value="0.23114" calcext:value-type="float">
            <text:p>0.23114</text:p>
          </table:table-cell>
          <table:table-cell table:style-name="ce79" office:value-type="float" office:value="0.14688" calcext:value-type="float">
            <text:p>0.14688</text:p>
          </table:table-cell>
          <table:table-cell table:style-name="ce78" office:value-type="float" office:value="0.31541" calcext:value-type="float">
            <text:p>0.31541</text:p>
          </table:table-cell>
          <table:table-cell table:style-name="ce79" office:value-type="float" office:value="0.25069" calcext:value-type="float">
            <text:p>0.25069</text:p>
          </table:table-cell>
          <table:table-cell table:style-name="ce45" office:value-type="float" office:value="0.44351" calcext:value-type="float">
            <text:p>0.44351</text:p>
          </table:table-cell>
          <table:table-cell table:style-name="ce79" office:value-type="float" office:value="0.32203" calcext:value-type="float">
            <text:p>0.32203</text:p>
          </table:table-cell>
          <table:table-cell table:style-name="ce78" office:value-type="float" office:value="0.32225" calcext:value-type="float">
            <text:p>0.32225</text:p>
          </table:table-cell>
          <table:table-cell table:style-name="ce79" office:value-type="float" office:value="0.18332" calcext:value-type="float">
            <text:p>0.18332</text:p>
          </table:table-cell>
          <table:table-cell table:style-name="ce44" office:value-type="float" office:value="0.34003" calcext:value-type="float">
            <text:p>0.34003</text:p>
          </table:table-cell>
          <table:table-cell table:style-name="ce45" office:value-type="float" office:value="0.23722" calcext:value-type="float">
            <text:p>0.23722</text:p>
          </table:table-cell>
          <table:table-cell table:style-name="ce134" table:formula="of:=MIN([.E8:.P8];[.R8:.AC8])" office:value-type="float" office:value="0.0091662" calcext:value-type="float">
            <text:p>0.00917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5" office:value-type="float" office:value="0.1149" calcext:value-type="float">
            <text:p>0.11490</text:p>
          </table:table-cell>
          <table:table-cell table:style-name="ce44" office:value-type="float" office:value="0.0689" calcext:value-type="float">
            <text:p>0.06890</text:p>
          </table:table-cell>
          <table:table-cell table:style-name="ce79" office:value-type="float" office:value="0.22871" calcext:value-type="float">
            <text:p>0.22871</text:p>
          </table:table-cell>
          <table:table-cell table:style-name="ce78" office:value-type="float" office:value="0.22054" calcext:value-type="float">
            <text:p>0.22054</text:p>
          </table:table-cell>
          <table:table-cell table:style-name="ce78" office:value-type="float" office:value="0.30966" calcext:value-type="float">
            <text:p>0.30966</text:p>
          </table:table-cell>
          <table:table-cell table:style-name="ce78" office:value-type="float" office:value="0.29321" calcext:value-type="float">
            <text:p>0.29321</text:p>
          </table:table-cell>
          <table:table-cell table:style-name="ce79" office:value-type="float" office:value="0.44053" calcext:value-type="float">
            <text:p>0.44053</text:p>
          </table:table-cell>
          <table:table-cell table:style-name="ce78" office:value-type="float" office:value="0.41215" calcext:value-type="float">
            <text:p>0.41215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2815" calcext:value-type="float">
            <text:p>0.28150</text:p>
          </table:table-cell>
          <table:table-cell table:style-name="ce44" office:value-type="float" office:value="0.34081" calcext:value-type="float">
            <text:p>0.34081</text:p>
          </table:table-cell>
          <table:table-cell table:style-name="ce44" office:value-type="float" office:value="0.32501" calcext:value-type="float">
            <text:p>0.32501</text:p>
          </table:table-cell>
          <table:table-cell table:style-name="ce128" office:value-type="float" office:value="5" calcext:value-type="float">
            <text:p>5</text:p>
          </table:table-cell>
          <table:table-cell table:style-name="ce79" office:value-type="float" office:value="0.11872" calcext:value-type="float">
            <text:p>0.11872</text:p>
          </table:table-cell>
          <table:table-cell table:style-name="ce78" office:value-type="float" office:value="0.064495" calcext:value-type="float">
            <text:p>0.06450</text:p>
          </table:table-cell>
          <table:table-cell table:style-name="ce79" office:value-type="float" office:value="0.23114" calcext:value-type="float">
            <text:p>0.23114</text:p>
          </table:table-cell>
          <table:table-cell table:style-name="ce78" office:value-type="float" office:value="0.21645" calcext:value-type="float">
            <text:p>0.21645</text:p>
          </table:table-cell>
          <table:table-cell table:style-name="ce78" office:value-type="float" office:value="0.31541" calcext:value-type="float">
            <text:p>0.31541</text:p>
          </table:table-cell>
          <table:table-cell table:style-name="ce78" office:value-type="float" office:value="0.28868" calcext:value-type="float">
            <text:p>0.28868</text:p>
          </table:table-cell>
          <table:table-cell table:style-name="ce79" office:value-type="float" office:value="0.44351" calcext:value-type="float">
            <text:p>0.44351</text:p>
          </table:table-cell>
          <table:table-cell table:style-name="ce78" office:value-type="float" office:value="0.40497" calcext:value-type="float">
            <text:p>0.40497</text:p>
          </table:table-cell>
          <table:table-cell table:style-name="ce78" office:value-type="float" office:value="0.32225" calcext:value-type="float">
            <text:p>0.32225</text:p>
          </table:table-cell>
          <table:table-cell table:style-name="ce78" office:value-type="float" office:value="0.27609" calcext:value-type="float">
            <text:p>0.27609</text:p>
          </table:table-cell>
          <table:table-cell table:style-name="ce44" office:value-type="float" office:value="0.34003" calcext:value-type="float">
            <text:p>0.34003</text:p>
          </table:table-cell>
          <table:table-cell table:style-name="ce44" office:value-type="float" office:value="0.31927" calcext:value-type="float">
            <text:p>0.31927</text:p>
          </table:table-cell>
          <table:table-cell table:style-name="ce134" table:formula="of:=MIN([.E9:.P9];[.R9:.AC9])" office:value-type="float" office:value="0.064495" calcext:value-type="float">
            <text:p>0.0645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4" office:value-type="float" office:value="0.2337" calcext:value-type="float">
            <text:p>0.23370</text:p>
          </table:table-cell>
          <table:table-cell table:style-name="ce44" office:value-type="float" office:value="0.1928" calcext:value-type="float">
            <text:p>0.19280</text:p>
          </table:table-cell>
          <table:table-cell table:style-name="ce78" office:value-type="float" office:value="0.3365" calcext:value-type="float">
            <text:p>0.33650</text:p>
          </table:table-cell>
          <table:table-cell table:style-name="ce78" office:value-type="float" office:value="0.28879" calcext:value-type="float">
            <text:p>0.28879</text:p>
          </table:table-cell>
          <table:table-cell table:style-name="ce78" office:value-type="float" office:value="0.34644" calcext:value-type="float">
            <text:p>0.34644</text:p>
          </table:table-cell>
          <table:table-cell table:style-name="ce78" office:value-type="float" office:value="0.32623" calcext:value-type="float">
            <text:p>0.32623</text:p>
          </table:table-cell>
          <table:table-cell table:style-name="ce78" office:value-type="float" office:value="0.54401" calcext:value-type="float">
            <text:p>0.54401</text:p>
          </table:table-cell>
          <table:table-cell table:style-name="ce78" office:value-type="float" office:value="0.49133" calcext:value-type="float">
            <text:p>0.49133</text:p>
          </table:table-cell>
          <table:table-cell table:style-name="ce78" office:value-type="float" office:value="0.3746" calcext:value-type="float">
            <text:p>0.37460</text:p>
          </table:table-cell>
          <table:table-cell table:style-name="ce78" office:value-type="float" office:value="0.33263" calcext:value-type="float">
            <text:p>0.33263</text:p>
          </table:table-cell>
          <table:table-cell table:style-name="ce44" office:value-type="float" office:value="0.39757" calcext:value-type="float">
            <text:p>0.39757</text:p>
          </table:table-cell>
          <table:table-cell table:style-name="ce44" office:value-type="float" office:value="0.35362" calcext:value-type="float">
            <text:p>0.35362</text:p>
          </table:table-cell>
          <table:table-cell table:style-name="ce128" office:value-type="float" office:value="3" calcext:value-type="float">
            <text:p>3</text:p>
          </table:table-cell>
          <table:table-cell table:style-name="ce78" office:value-type="float" office:value="0.23479" calcext:value-type="float">
            <text:p>0.23479</text:p>
          </table:table-cell>
          <table:table-cell table:style-name="ce78" office:value-type="float" office:value="0.2" calcext:value-type="float">
            <text:p>0.20000</text:p>
          </table:table-cell>
          <table:table-cell table:style-name="ce78" office:value-type="float" office:value="0.34776" calcext:value-type="float">
            <text:p>0.34776</text:p>
          </table:table-cell>
          <table:table-cell table:style-name="ce78" office:value-type="float" office:value="0.309" calcext:value-type="float">
            <text:p>0.30900</text:p>
          </table:table-cell>
          <table:table-cell table:style-name="ce78" office:value-type="float" office:value="0.35119" calcext:value-type="float">
            <text:p>0.35119</text:p>
          </table:table-cell>
          <table:table-cell table:style-name="ce78" office:value-type="float" office:value="0.33871" calcext:value-type="float">
            <text:p>0.33871</text:p>
          </table:table-cell>
          <table:table-cell table:style-name="ce78" office:value-type="float" office:value="0.55483" calcext:value-type="float">
            <text:p>0.55483</text:p>
          </table:table-cell>
          <table:table-cell table:style-name="ce78" office:value-type="float" office:value="0.51253" calcext:value-type="float">
            <text:p>0.51253</text:p>
          </table:table-cell>
          <table:table-cell table:style-name="ce78" office:value-type="float" office:value="0.37261" calcext:value-type="float">
            <text:p>0.37261</text:p>
          </table:table-cell>
          <table:table-cell table:style-name="ce78" office:value-type="float" office:value="0.33142" calcext:value-type="float">
            <text:p>0.33142</text:p>
          </table:table-cell>
          <table:table-cell table:style-name="ce44" office:value-type="float" office:value="0.39249" calcext:value-type="float">
            <text:p>0.39249</text:p>
          </table:table-cell>
          <table:table-cell table:style-name="ce44" office:value-type="float" office:value="0.36808" calcext:value-type="float">
            <text:p>0.36808</text:p>
          </table:table-cell>
          <table:table-cell table:style-name="ce134" table:formula="of:=MIN([.E10:.P10];[.R10:.AC10])" office:value-type="float" office:value="0.1928" calcext:value-type="float">
            <text:p>0.1928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4" office:value-type="float" office:value="0.1311" calcext:value-type="float">
            <text:p>0.13110</text:p>
          </table:table-cell>
          <table:table-cell table:style-name="ce44" office:value-type="float" office:value="0.1318" calcext:value-type="float">
            <text:p>0.13180</text:p>
          </table:table-cell>
          <table:table-cell table:style-name="ce78" office:value-type="float" office:value="0.26737" calcext:value-type="float">
            <text:p>0.26737</text:p>
          </table:table-cell>
          <table:table-cell table:style-name="ce78" office:value-type="float" office:value="0.26361" calcext:value-type="float">
            <text:p>0.26361</text:p>
          </table:table-cell>
          <table:table-cell table:style-name="ce79" office:value-type="float" office:value="0.29939" calcext:value-type="float">
            <text:p>0.29939</text:p>
          </table:table-cell>
          <table:table-cell table:style-name="ce78" office:value-type="float" office:value="0.30083" calcext:value-type="float">
            <text:p>0.30083</text:p>
          </table:table-cell>
          <table:table-cell table:style-name="ce78" office:value-type="float" office:value="0.45334" calcext:value-type="float">
            <text:p>0.45334</text:p>
          </table:table-cell>
          <table:table-cell table:style-name="ce78" office:value-type="float" office:value="0.45433" calcext:value-type="float">
            <text:p>0.45433</text:p>
          </table:table-cell>
          <table:table-cell table:style-name="ce79" office:value-type="float" office:value="0.25919" calcext:value-type="float">
            <text:p>0.25919</text:p>
          </table:table-cell>
          <table:table-cell table:style-name="ce78" office:value-type="float" office:value="0.25732" calcext:value-type="float">
            <text:p>0.25732</text:p>
          </table:table-cell>
          <table:table-cell table:style-name="ce45" office:value-type="float" office:value="0.27896" calcext:value-type="float">
            <text:p>0.27896</text:p>
          </table:table-cell>
          <table:table-cell table:style-name="ce44" office:value-type="float" office:value="0.27521" calcext:value-type="float">
            <text:p>0.27521</text:p>
          </table:table-cell>
          <table:table-cell table:style-name="ce128" office:value-type="float" office:value="3" calcext:value-type="float">
            <text:p>3</text:p>
          </table:table-cell>
          <table:table-cell table:style-name="ce78" office:value-type="float" office:value="0.13683" calcext:value-type="float">
            <text:p>0.13683</text:p>
          </table:table-cell>
          <table:table-cell table:style-name="ce78" office:value-type="float" office:value="0.13661" calcext:value-type="float">
            <text:p>0.13661</text:p>
          </table:table-cell>
          <table:table-cell table:style-name="ce78" office:value-type="float" office:value="0.27355" calcext:value-type="float">
            <text:p>0.27355</text:p>
          </table:table-cell>
          <table:table-cell table:style-name="ce78" office:value-type="float" office:value="0.26957" calcext:value-type="float">
            <text:p>0.26957</text:p>
          </table:table-cell>
          <table:table-cell table:style-name="ce79" office:value-type="float" office:value="0.29851" calcext:value-type="float">
            <text:p>0.29851</text:p>
          </table:table-cell>
          <table:table-cell table:style-name="ce78" office:value-type="float" office:value="0.30215" calcext:value-type="float">
            <text:p>0.30215</text:p>
          </table:table-cell>
          <table:table-cell table:style-name="ce78" office:value-type="float" office:value="0.45599" calcext:value-type="float">
            <text:p>0.45599</text:p>
          </table:table-cell>
          <table:table-cell table:style-name="ce78" office:value-type="float" office:value="0.45699" calcext:value-type="float">
            <text:p>0.45699</text:p>
          </table:table-cell>
          <table:table-cell table:style-name="ce79" office:value-type="float" office:value="0.26096" calcext:value-type="float">
            <text:p>0.26096</text:p>
          </table:table-cell>
          <table:table-cell table:style-name="ce78" office:value-type="float" office:value="0.25964" calcext:value-type="float">
            <text:p>0.25964</text:p>
          </table:table-cell>
          <table:table-cell table:style-name="ce45" office:value-type="float" office:value="0.27642" calcext:value-type="float">
            <text:p>0.27642</text:p>
          </table:table-cell>
          <table:table-cell table:style-name="ce44" office:value-type="float" office:value="0.27598" calcext:value-type="float">
            <text:p>0.27598</text:p>
          </table:table-cell>
          <table:table-cell table:style-name="ce134" table:formula="of:=MIN([.E11:.P11];[.R11:.AC11])" office:value-type="float" office:value="0.1311" calcext:value-type="float">
            <text:p>0.13110</text:p>
          </table:table-cell>
          <table:table-cell table:number-columns-repeated="16354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3125" calcext:value-type="float">
            <text:p>0.31250</text:p>
          </table:table-cell>
          <table:table-cell table:style-name="ce44" office:value-type="float" office:value="0.3129" calcext:value-type="float">
            <text:p>0.31290</text:p>
          </table:table-cell>
          <table:table-cell table:style-name="ce78" office:value-type="float" office:value="0.35859" calcext:value-type="float">
            <text:p>0.35859</text:p>
          </table:table-cell>
          <table:table-cell table:style-name="ce78" office:value-type="float" office:value="0.3598" calcext:value-type="float">
            <text:p>0.35980</text:p>
          </table:table-cell>
          <table:table-cell table:style-name="ce78" office:value-type="float" office:value="0.35351" calcext:value-type="float">
            <text:p>0.35351</text:p>
          </table:table-cell>
          <table:table-cell table:style-name="ce78" office:value-type="float" office:value="0.35384" calcext:value-type="float">
            <text:p>0.35384</text:p>
          </table:table-cell>
          <table:table-cell table:style-name="ce78" office:value-type="float" office:value="0.56588" calcext:value-type="float">
            <text:p>0.56588</text:p>
          </table:table-cell>
          <table:table-cell table:style-name="ce78" office:value-type="float" office:value="0.56676" calcext:value-type="float">
            <text:p>0.56676</text:p>
          </table:table-cell>
          <table:table-cell table:style-name="ce78" office:value-type="float" office:value="0.4508" calcext:value-type="float">
            <text:p>0.45080</text:p>
          </table:table-cell>
          <table:table-cell table:style-name="ce78" office:value-type="float" office:value="0.44892" calcext:value-type="float">
            <text:p>0.44892</text:p>
          </table:table-cell>
          <table:table-cell table:style-name="ce44" office:value-type="float" office:value="0.42728" calcext:value-type="float">
            <text:p>0.42728</text:p>
          </table:table-cell>
          <table:table-cell table:style-name="ce44" office:value-type="float" office:value="0.42639" calcext:value-type="float">
            <text:p>0.42639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30326" calcext:value-type="float">
            <text:p>0.30326</text:p>
          </table:table-cell>
          <table:table-cell table:style-name="ce78" office:value-type="float" office:value="0.30337" calcext:value-type="float">
            <text:p>0.30337</text:p>
          </table:table-cell>
          <table:table-cell table:style-name="ce78" office:value-type="float" office:value="0.30569" calcext:value-type="float">
            <text:p>0.30569</text:p>
          </table:table-cell>
          <table:table-cell table:style-name="ce78" office:value-type="float" office:value="0.3058" calcext:value-type="float">
            <text:p>0.30580</text:p>
          </table:table-cell>
          <table:table-cell table:style-name="ce78" office:value-type="float" office:value="0.35991" calcext:value-type="float">
            <text:p>0.35991</text:p>
          </table:table-cell>
          <table:table-cell table:style-name="ce78" office:value-type="float" office:value="0.36046" calcext:value-type="float">
            <text:p>0.36046</text:p>
          </table:table-cell>
          <table:table-cell table:style-name="ce78" office:value-type="float" office:value="0.53528" calcext:value-type="float">
            <text:p>0.53528</text:p>
          </table:table-cell>
          <table:table-cell table:style-name="ce78" office:value-type="float" office:value="0.53539" calcext:value-type="float">
            <text:p>0.53539</text:p>
          </table:table-cell>
          <table:table-cell table:style-name="ce78" office:value-type="float" office:value="0.42938" calcext:value-type="float">
            <text:p>0.42938</text:p>
          </table:table-cell>
          <table:table-cell table:style-name="ce78" office:value-type="float" office:value="0.43081" calcext:value-type="float">
            <text:p>0.43081</text:p>
          </table:table-cell>
          <table:table-cell table:style-name="ce44" office:value-type="float" office:value="0.41745" calcext:value-type="float">
            <text:p>0.41745</text:p>
          </table:table-cell>
          <table:table-cell table:style-name="ce44" office:value-type="float" office:value="0.41756" calcext:value-type="float">
            <text:p>0.41756</text:p>
          </table:table-cell>
          <table:table-cell table:style-name="ce134" table:formula="of:=MIN([.E12:.P12];[.R12:.AC12])" office:value-type="float" office:value="0.30326" calcext:value-type="float">
            <text:p>0.3032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Crest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907" calcext:value-type="float">
            <text:p>0.49070</text:p>
          </table:table-cell>
          <table:table-cell table:style-name="ce44" office:value-type="float" office:value="0.4906" calcext:value-type="float">
            <text:p>0.49060</text:p>
          </table:table-cell>
          <table:table-cell table:style-name="ce78" office:value-type="float" office:value="0.4942" calcext:value-type="float">
            <text:p>0.49420</text:p>
          </table:table-cell>
          <table:table-cell table:style-name="ce78" office:value-type="float" office:value="0.49586" calcext:value-type="float">
            <text:p>0.49586</text:p>
          </table:table-cell>
          <table:table-cell table:style-name="ce78" office:value-type="float" office:value="0.3926" calcext:value-type="float">
            <text:p>0.39260</text:p>
          </table:table-cell>
          <table:table-cell table:style-name="ce78" office:value-type="float" office:value="0.39117" calcext:value-type="float">
            <text:p>0.39117</text:p>
          </table:table-cell>
          <table:table-cell table:style-name="ce78" office:value-type="float" office:value="0.6804" calcext:value-type="float">
            <text:p>0.68040</text:p>
          </table:table-cell>
          <table:table-cell table:style-name="ce78" office:value-type="float" office:value="0.68084" calcext:value-type="float">
            <text:p>0.68084</text:p>
          </table:table-cell>
          <table:table-cell table:style-name="ce78" office:value-type="float" office:value="0.47896" calcext:value-type="float">
            <text:p>0.47896</text:p>
          </table:table-cell>
          <table:table-cell table:style-name="ce78" office:value-type="float" office:value="0.48029" calcext:value-type="float">
            <text:p>0.48029</text:p>
          </table:table-cell>
          <table:table-cell table:style-name="ce44" office:value-type="float" office:value="0.47024" calcext:value-type="float">
            <text:p>0.47024</text:p>
          </table:table-cell>
          <table:table-cell table:style-name="ce44" office:value-type="float" office:value="0.47189" calcext:value-type="float">
            <text:p>0.47189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4572" calcext:value-type="float">
            <text:p>0.44572</text:p>
          </table:table-cell>
          <table:table-cell table:style-name="ce78" office:value-type="float" office:value="0.44528" calcext:value-type="float">
            <text:p>0.44528</text:p>
          </table:table-cell>
          <table:table-cell table:style-name="ce78" office:value-type="float" office:value="0.47786" calcext:value-type="float">
            <text:p>0.47786</text:p>
          </table:table-cell>
          <table:table-cell table:style-name="ce78" office:value-type="float" office:value="0.47697" calcext:value-type="float">
            <text:p>0.47697</text:p>
          </table:table-cell>
          <table:table-cell table:style-name="ce78" office:value-type="float" office:value="0.3746" calcext:value-type="float">
            <text:p>0.37460</text:p>
          </table:table-cell>
          <table:table-cell table:style-name="ce78" office:value-type="float" office:value="0.37648" calcext:value-type="float">
            <text:p>0.37648</text:p>
          </table:table-cell>
          <table:table-cell table:style-name="ce78" office:value-type="float" office:value="0.65964" calcext:value-type="float">
            <text:p>0.65964</text:p>
          </table:table-cell>
          <table:table-cell table:style-name="ce78" office:value-type="float" office:value="0.65919" calcext:value-type="float">
            <text:p>0.65919</text:p>
          </table:table-cell>
          <table:table-cell table:style-name="ce78" office:value-type="float" office:value="0.47587" calcext:value-type="float">
            <text:p>0.47587</text:p>
          </table:table-cell>
          <table:table-cell table:style-name="ce78" office:value-type="float" office:value="0.47642" calcext:value-type="float">
            <text:p>0.47642</text:p>
          </table:table-cell>
          <table:table-cell table:style-name="ce44" office:value-type="float" office:value="0.45555" calcext:value-type="float">
            <text:p>0.45555</text:p>
          </table:table-cell>
          <table:table-cell table:style-name="ce44" office:value-type="float" office:value="0.45389" calcext:value-type="float">
            <text:p>0.45389</text:p>
          </table:table-cell>
          <table:table-cell table:style-name="ce134" table:formula="of:=MIN([.E13:.P13];[.R13:.AC13])" office:value-type="float" office:value="0.3746" calcext:value-type="float">
            <text:p>0.3746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689" calcext:value-type="float">
            <text:p>0.46890</text:p>
          </table:table-cell>
          <table:table-cell table:style-name="ce44" office:value-type="float" office:value="0.5019" calcext:value-type="float">
            <text:p>0.50190</text:p>
          </table:table-cell>
          <table:table-cell table:style-name="ce78" office:value-type="float" office:value="0.46107" calcext:value-type="float">
            <text:p>0.46107</text:p>
          </table:table-cell>
          <table:table-cell table:style-name="ce78" office:value-type="float" office:value="0.47002" calcext:value-type="float">
            <text:p>0.47002</text:p>
          </table:table-cell>
          <table:table-cell table:style-name="ce78" office:value-type="float" office:value="0.40784" calcext:value-type="float">
            <text:p>0.40784</text:p>
          </table:table-cell>
          <table:table-cell table:style-name="ce78" office:value-type="float" office:value="0.40596" calcext:value-type="float">
            <text:p>0.40596</text:p>
          </table:table-cell>
          <table:table-cell table:style-name="ce78" office:value-type="float" office:value="0.67443" calcext:value-type="float">
            <text:p>0.67443</text:p>
          </table:table-cell>
          <table:table-cell table:style-name="ce78" office:value-type="float" office:value="0.68095" calcext:value-type="float">
            <text:p>0.68095</text:p>
          </table:table-cell>
          <table:table-cell table:style-name="ce78" office:value-type="float" office:value="0.48923" calcext:value-type="float">
            <text:p>0.48923</text:p>
          </table:table-cell>
          <table:table-cell table:style-name="ce78" office:value-type="float" office:value="0.50536" calcext:value-type="float">
            <text:p>0.50536</text:p>
          </table:table-cell>
          <table:table-cell table:style-name="ce44" office:value-type="float" office:value="0.47719" calcext:value-type="float">
            <text:p>0.47719</text:p>
          </table:table-cell>
          <table:table-cell table:style-name="ce44" office:value-type="float" office:value="0.4921" calcext:value-type="float">
            <text:p>0.49210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3048" calcext:value-type="float">
            <text:p>0.43048</text:p>
          </table:table-cell>
          <table:table-cell table:style-name="ce78" office:value-type="float" office:value="0.46571" calcext:value-type="float">
            <text:p>0.46571</text:p>
          </table:table-cell>
          <table:table-cell table:style-name="ce78" office:value-type="float" office:value="0.43666" calcext:value-type="float">
            <text:p>0.43666</text:p>
          </table:table-cell>
          <table:table-cell table:style-name="ce78" office:value-type="float" office:value="0.44241" calcext:value-type="float">
            <text:p>0.44241</text:p>
          </table:table-cell>
          <table:table-cell table:style-name="ce78" office:value-type="float" office:value="0.3968" calcext:value-type="float">
            <text:p>0.39680</text:p>
          </table:table-cell>
          <table:table-cell table:style-name="ce78" office:value-type="float" office:value="0.39613" calcext:value-type="float">
            <text:p>0.39613</text:p>
          </table:table-cell>
          <table:table-cell table:style-name="ce78" office:value-type="float" office:value="0.65897" calcext:value-type="float">
            <text:p>0.65897</text:p>
          </table:table-cell>
          <table:table-cell table:style-name="ce78" office:value-type="float" office:value="0.66195" calcext:value-type="float">
            <text:p>0.66195</text:p>
          </table:table-cell>
          <table:table-cell table:style-name="ce78" office:value-type="float" office:value="0.47454" calcext:value-type="float">
            <text:p>0.47454</text:p>
          </table:table-cell>
          <table:table-cell table:style-name="ce78" office:value-type="float" office:value="0.48294" calcext:value-type="float">
            <text:p>0.48294</text:p>
          </table:table-cell>
          <table:table-cell table:style-name="ce44" office:value-type="float" office:value="0.47753" calcext:value-type="float">
            <text:p>0.47753</text:p>
          </table:table-cell>
          <table:table-cell table:style-name="ce44" office:value-type="float" office:value="0.47432" calcext:value-type="float">
            <text:p>0.47432</text:p>
          </table:table-cell>
          <table:table-cell table:style-name="ce134" table:formula="of:=MIN([.E14:.P14];[.R14:.AC14])" office:value-type="float" office:value="0.39613" calcext:value-type="float">
            <text:p>0.3961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664" calcext:value-type="float">
            <text:p>0.26640</text:p>
          </table:table-cell>
          <table:table-cell table:style-name="ce44" office:value-type="float" office:value="0.2656" calcext:value-type="float">
            <text:p>0.26560</text:p>
          </table:table-cell>
          <table:table-cell table:style-name="ce78" office:value-type="float" office:value="0.40618" calcext:value-type="float">
            <text:p>0.40618</text:p>
          </table:table-cell>
          <table:table-cell table:style-name="ce78" office:value-type="float" office:value="0.40475" calcext:value-type="float">
            <text:p>0.40475</text:p>
          </table:table-cell>
          <table:table-cell table:style-name="ce78" office:value-type="float" office:value="0.34489" calcext:value-type="float">
            <text:p>0.34489</text:p>
          </table:table-cell>
          <table:table-cell table:style-name="ce78" office:value-type="float" office:value="0.34544" calcext:value-type="float">
            <text:p>0.34544</text:p>
          </table:table-cell>
          <table:table-cell table:style-name="ce78" office:value-type="float" office:value="0.58465" calcext:value-type="float">
            <text:p>0.58465</text:p>
          </table:table-cell>
          <table:table-cell table:style-name="ce78" office:value-type="float" office:value="0.58266" calcext:value-type="float">
            <text:p>0.58266</text:p>
          </table:table-cell>
          <table:table-cell table:style-name="ce78" office:value-type="float" office:value="0.42275" calcext:value-type="float">
            <text:p>0.42275</text:p>
          </table:table-cell>
          <table:table-cell table:style-name="ce78" office:value-type="float" office:value="0.4212" calcext:value-type="float">
            <text:p>0.42120</text:p>
          </table:table-cell>
          <table:table-cell table:style-name="ce44" office:value-type="float" office:value="0.4021" calcext:value-type="float">
            <text:p>0.40210</text:p>
          </table:table-cell>
          <table:table-cell table:style-name="ce44" office:value-type="float" office:value="0.40077" calcext:value-type="float">
            <text:p>0.40077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4174" calcext:value-type="float">
            <text:p>0.24174</text:p>
          </table:table-cell>
          <table:table-cell table:style-name="ce78" office:value-type="float" office:value="0.24141" calcext:value-type="float">
            <text:p>0.24141</text:p>
          </table:table-cell>
          <table:table-cell table:style-name="ce78" office:value-type="float" office:value="0.38332" calcext:value-type="float">
            <text:p>0.38332</text:p>
          </table:table-cell>
          <table:table-cell table:style-name="ce78" office:value-type="float" office:value="0.38443" calcext:value-type="float">
            <text:p>0.38443</text:p>
          </table:table-cell>
          <table:table-cell table:style-name="ce78" office:value-type="float" office:value="0.3545" calcext:value-type="float">
            <text:p>0.35450</text:p>
          </table:table-cell>
          <table:table-cell table:style-name="ce78" office:value-type="float" office:value="0.35395" calcext:value-type="float">
            <text:p>0.35395</text:p>
          </table:table-cell>
          <table:table-cell table:style-name="ce78" office:value-type="float" office:value="0.57294" calcext:value-type="float">
            <text:p>0.57294</text:p>
          </table:table-cell>
          <table:table-cell table:style-name="ce78" office:value-type="float" office:value="0.57195" calcext:value-type="float">
            <text:p>0.57195</text:p>
          </table:table-cell>
          <table:table-cell table:style-name="ce78" office:value-type="float" office:value="0.40729" calcext:value-type="float">
            <text:p>0.40729</text:p>
          </table:table-cell>
          <table:table-cell table:style-name="ce78" office:value-type="float" office:value="0.40762" calcext:value-type="float">
            <text:p>0.40762</text:p>
          </table:table-cell>
          <table:table-cell table:style-name="ce44" office:value-type="float" office:value="0.39956" calcext:value-type="float">
            <text:p>0.39956</text:p>
          </table:table-cell>
          <table:table-cell table:style-name="ce44" office:value-type="float" office:value="0.40044" calcext:value-type="float">
            <text:p>0.40044</text:p>
          </table:table-cell>
          <table:table-cell table:style-name="ce134" table:formula="of:=MIN([.E15:.P15];[.R15:.AC15])" office:value-type="float" office:value="0.24141" calcext:value-type="float">
            <text:p>0.24141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4" office:value-type="float" office:value="0.5353" calcext:value-type="float">
            <text:p>0.53530</text:p>
          </table:table-cell>
          <table:table-cell table:style-name="ce78" office:value-type="float" office:value="0.41149" calcext:value-type="float">
            <text:p>0.41149</text:p>
          </table:table-cell>
          <table:table-cell table:style-name="ce78" office:value-type="float" office:value="0.41115" calcext:value-type="float">
            <text:p>0.41115</text:p>
          </table:table-cell>
          <table:table-cell table:style-name="ce78" office:value-type="float" office:value="0.35969" calcext:value-type="float">
            <text:p>0.35969</text:p>
          </table:table-cell>
          <table:table-cell table:style-name="ce78" office:value-type="float" office:value="0.36057" calcext:value-type="float">
            <text:p>0.36057</text:p>
          </table:table-cell>
          <table:table-cell table:style-name="ce78" office:value-type="float" office:value="0.59625" calcext:value-type="float">
            <text:p>0.59625</text:p>
          </table:table-cell>
          <table:table-cell table:style-name="ce78" office:value-type="float" office:value="0.59647" calcext:value-type="float">
            <text:p>0.59647</text:p>
          </table:table-cell>
          <table:table-cell table:style-name="ce78" office:value-type="float" office:value="0.54622" calcext:value-type="float">
            <text:p>0.54622</text:p>
          </table:table-cell>
          <table:table-cell table:style-name="ce78" office:value-type="float" office:value="0.546" calcext:value-type="float">
            <text:p>0.54600</text:p>
          </table:table-cell>
          <table:table-cell table:style-name="ce44" office:value-type="float" office:value="0.50779" calcext:value-type="float">
            <text:p>0.50779</text:p>
          </table:table-cell>
          <table:table-cell table:style-name="ce44" office:value-type="float" office:value="0.50845" calcext:value-type="float">
            <text:p>0.50845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2126" calcext:value-type="float">
            <text:p>0.52126</text:p>
          </table:table-cell>
          <table:table-cell table:style-name="ce78" office:value-type="float" office:value="0.52093" calcext:value-type="float">
            <text:p>0.52093</text:p>
          </table:table-cell>
          <table:table-cell table:style-name="ce78" office:value-type="float" office:value="0.3926" calcext:value-type="float">
            <text:p>0.39260</text:p>
          </table:table-cell>
          <table:table-cell table:style-name="ce78" office:value-type="float" office:value="0.39205" calcext:value-type="float">
            <text:p>0.39205</text:p>
          </table:table-cell>
          <table:table-cell table:style-name="ce78" office:value-type="float" office:value="0.37604" calcext:value-type="float">
            <text:p>0.37604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78" office:value-type="float" office:value="0.59768" calcext:value-type="float">
            <text:p>0.59768</text:p>
          </table:table-cell>
          <table:table-cell table:style-name="ce78" office:value-type="float" office:value="0.59801" calcext:value-type="float">
            <text:p>0.59801</text:p>
          </table:table-cell>
          <table:table-cell table:style-name="ce78" office:value-type="float" office:value="0.53252" calcext:value-type="float">
            <text:p>0.53252</text:p>
          </table:table-cell>
          <table:table-cell table:style-name="ce78" office:value-type="float" office:value="0.53319" calcext:value-type="float">
            <text:p>0.53319</text:p>
          </table:table-cell>
          <table:table-cell table:style-name="ce44" office:value-type="float" office:value="0.50061" calcext:value-type="float">
            <text:p>0.50061</text:p>
          </table:table-cell>
          <table:table-cell table:style-name="ce44" office:value-type="float" office:value="0.5005" calcext:value-type="float">
            <text:p>0.50050</text:p>
          </table:table-cell>
          <table:table-cell table:style-name="ce134" table:formula="of:=MIN([.E16:.P16];[.R16:.AC16])" office:value-type="float" office:value="0.35969" calcext:value-type="float">
            <text:p>0.35969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732" calcext:value-type="float">
            <text:p>0.27320</text:p>
          </table:table-cell>
          <table:table-cell table:style-name="ce44" office:value-type="float" office:value="0.2731" calcext:value-type="float">
            <text:p>0.27310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33142" calcext:value-type="float">
            <text:p>0.33142</text:p>
          </table:table-cell>
          <table:table-cell table:number-columns-repeated="2" table:style-name="ce78" office:value-type="float" office:value="0.35318" calcext:value-type="float">
            <text:p>0.35318</text:p>
          </table:table-cell>
          <table:table-cell table:style-name="ce78" office:value-type="float" office:value="0.54942" calcext:value-type="float">
            <text:p>0.54942</text:p>
          </table:table-cell>
          <table:table-cell table:style-name="ce78" office:value-type="float" office:value="0.55064" calcext:value-type="float">
            <text:p>0.55064</text:p>
          </table:table-cell>
          <table:table-cell table:style-name="ce78" office:value-type="float" office:value="0.42131" calcext:value-type="float">
            <text:p>0.42131</text:p>
          </table:table-cell>
          <table:table-cell table:style-name="ce78" office:value-type="float" office:value="0.4233" calcext:value-type="float">
            <text:p>0.42330</text:p>
          </table:table-cell>
          <table:table-cell table:style-name="ce44" office:value-type="float" office:value="0.40585" calcext:value-type="float">
            <text:p>0.40585</text:p>
          </table:table-cell>
          <table:table-cell table:style-name="ce44" office:value-type="float" office:value="0.40298" calcext:value-type="float">
            <text:p>0.40298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7951" calcext:value-type="float">
            <text:p>0.27951</text:p>
          </table:table-cell>
          <table:table-cell table:style-name="ce78" office:value-type="float" office:value="0.28073" calcext:value-type="float">
            <text:p>0.28073</text:p>
          </table:table-cell>
          <table:table-cell table:style-name="ce78" office:value-type="float" office:value="0.30381" calcext:value-type="float">
            <text:p>0.30381</text:p>
          </table:table-cell>
          <table:table-cell table:style-name="ce78" office:value-type="float" office:value="0.30127" calcext:value-type="float">
            <text:p>0.30127</text:p>
          </table:table-cell>
          <table:table-cell table:style-name="ce78" office:value-type="float" office:value="0.3534" calcext:value-type="float">
            <text:p>0.35340</text:p>
          </table:table-cell>
          <table:table-cell table:style-name="ce78" office:value-type="float" office:value="0.35472" calcext:value-type="float">
            <text:p>0.35472</text:p>
          </table:table-cell>
          <table:table-cell table:style-name="ce78" office:value-type="float" office:value="0.53341" calcext:value-type="float">
            <text:p>0.53341</text:p>
          </table:table-cell>
          <table:table-cell table:style-name="ce78" office:value-type="float" office:value="0.53252" calcext:value-type="float">
            <text:p>0.53252</text:p>
          </table:table-cell>
          <table:table-cell table:style-name="ce78" office:value-type="float" office:value="0.41535" calcext:value-type="float">
            <text:p>0.41535</text:p>
          </table:table-cell>
          <table:table-cell table:style-name="ce78" office:value-type="float" office:value="0.41458" calcext:value-type="float">
            <text:p>0.41458</text:p>
          </table:table-cell>
          <table:table-cell table:style-name="ce44" office:value-type="float" office:value="0.39923" calcext:value-type="float">
            <text:p>0.39923</text:p>
          </table:table-cell>
          <table:table-cell table:style-name="ce44" office:value-type="float" office:value="0.40298" calcext:value-type="float">
            <text:p>0.40298</text:p>
          </table:table-cell>
          <table:table-cell table:style-name="ce134" table:formula="of:=MIN([.E17:.P17];[.R17:.AC17])" office:value-type="float" office:value="0.2731" calcext:value-type="float">
            <text:p>0.2731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3332" calcext:value-type="float">
            <text:p>0.33320</text:p>
          </table:table-cell>
          <table:table-cell table:style-name="ce44" office:value-type="float" office:value="0.3319" calcext:value-type="float">
            <text:p>0.33190</text:p>
          </table:table-cell>
          <table:table-cell table:style-name="ce78" office:value-type="float" office:value="0.35682" calcext:value-type="float">
            <text:p>0.35682</text:p>
          </table:table-cell>
          <table:table-cell table:style-name="ce78" office:value-type="float" office:value="0.35362" calcext:value-type="float">
            <text:p>0.35362</text:p>
          </table:table-cell>
          <table:table-cell table:style-name="ce78" office:value-type="float" office:value="0.35273" calcext:value-type="float">
            <text:p>0.35273</text:p>
          </table:table-cell>
          <table:table-cell table:style-name="ce78" office:value-type="float" office:value="0.34942" calcext:value-type="float">
            <text:p>0.34942</text:p>
          </table:table-cell>
          <table:table-cell table:style-name="ce78" office:value-type="float" office:value="0.55837" calcext:value-type="float">
            <text:p>0.55837</text:p>
          </table:table-cell>
          <table:table-cell table:style-name="ce78" office:value-type="float" office:value="0.55329" calcext:value-type="float">
            <text:p>0.55329</text:p>
          </table:table-cell>
          <table:table-cell table:style-name="ce78" office:value-type="float" office:value="0.43059" calcext:value-type="float">
            <text:p>0.43059</text:p>
          </table:table-cell>
          <table:table-cell table:style-name="ce78" office:value-type="float" office:value="0.42893" calcext:value-type="float">
            <text:p>0.42893</text:p>
          </table:table-cell>
          <table:table-cell table:style-name="ce44" office:value-type="float" office:value="0.40331" calcext:value-type="float">
            <text:p>0.40331</text:p>
          </table:table-cell>
          <table:table-cell table:style-name="ce44" office:value-type="float" office:value="0.40144" calcext:value-type="float">
            <text:p>0.40144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32844" calcext:value-type="float">
            <text:p>0.32844</text:p>
          </table:table-cell>
          <table:table-cell table:style-name="ce78" office:value-type="float" office:value="0.32744" calcext:value-type="float">
            <text:p>0.32744</text:p>
          </table:table-cell>
          <table:table-cell table:style-name="ce78" office:value-type="float" office:value="0.31872" calcext:value-type="float">
            <text:p>0.31872</text:p>
          </table:table-cell>
          <table:table-cell table:style-name="ce78" office:value-type="float" office:value="0.3196" calcext:value-type="float">
            <text:p>0.31960</text:p>
          </table:table-cell>
          <table:table-cell table:style-name="ce78" office:value-type="float" office:value="0.35306" calcext:value-type="float">
            <text:p>0.35306</text:p>
          </table:table-cell>
          <table:table-cell table:style-name="ce78" office:value-type="float" office:value="0.35218" calcext:value-type="float">
            <text:p>0.35218</text:p>
          </table:table-cell>
          <table:table-cell table:style-name="ce78" office:value-type="float" office:value="0.54169" calcext:value-type="float">
            <text:p>0.54169</text:p>
          </table:table-cell>
          <table:table-cell table:style-name="ce78" office:value-type="float" office:value="0.54036" calcext:value-type="float">
            <text:p>0.54036</text:p>
          </table:table-cell>
          <table:table-cell table:style-name="ce78" office:value-type="float" office:value="0.42264" calcext:value-type="float">
            <text:p>0.42264</text:p>
          </table:table-cell>
          <table:table-cell table:style-name="ce78" office:value-type="float" office:value="0.42374" calcext:value-type="float">
            <text:p>0.42374</text:p>
          </table:table-cell>
          <table:table-cell table:style-name="ce44" office:value-type="float" office:value="0.40519" calcext:value-type="float">
            <text:p>0.40519</text:p>
          </table:table-cell>
          <table:table-cell table:style-name="ce44" office:value-type="float" office:value="0.40276" calcext:value-type="float">
            <text:p>0.40276</text:p>
          </table:table-cell>
          <table:table-cell table:style-name="ce134" table:formula="of:=MIN([.E18:.P18];[.R18:.AC18])" office:value-type="float" office:value="0.31872" calcext:value-type="float">
            <text:p>0.3187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TonalPower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855" calcext:value-type="float">
            <text:p>0.48550</text:p>
          </table:table-cell>
          <table:table-cell table:style-name="ce44" office:value-type="float" office:value="0.4835" calcext:value-type="float">
            <text:p>0.48350</text:p>
          </table:table-cell>
          <table:table-cell table:style-name="ce78" office:value-type="float" office:value="0.35306" calcext:value-type="float">
            <text:p>0.35306</text:p>
          </table:table-cell>
          <table:table-cell table:style-name="ce78" office:value-type="float" office:value="0.35284" calcext:value-type="float">
            <text:p>0.35284</text:p>
          </table:table-cell>
          <table:table-cell table:style-name="ce78" office:value-type="float" office:value="0.33054" calcext:value-type="float">
            <text:p>0.33054</text:p>
          </table:table-cell>
          <table:table-cell table:style-name="ce78" office:value-type="float" office:value="0.3291" calcext:value-type="float">
            <text:p>0.32910</text:p>
          </table:table-cell>
          <table:table-cell table:style-name="ce78" office:value-type="float" office:value="0.55196" calcext:value-type="float">
            <text:p>0.55196</text:p>
          </table:table-cell>
          <table:table-cell table:style-name="ce78" office:value-type="float" office:value="0.55086" calcext:value-type="float">
            <text:p>0.55086</text:p>
          </table:table-cell>
          <table:table-cell table:style-name="ce78" office:value-type="float" office:value="0.49453" calcext:value-type="float">
            <text:p>0.49453</text:p>
          </table:table-cell>
          <table:table-cell table:style-name="ce78" office:value-type="float" office:value="0.49442" calcext:value-type="float">
            <text:p>0.49442</text:p>
          </table:table-cell>
          <table:table-cell table:style-name="ce44" office:value-type="float" office:value="0.48747" calcext:value-type="float">
            <text:p>0.48747</text:p>
          </table:table-cell>
          <table:table-cell table:style-name="ce44" office:value-type="float" office:value="0.48724" calcext:value-type="float">
            <text:p>0.48724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8437" calcext:value-type="float">
            <text:p>0.48437</text:p>
          </table:table-cell>
          <table:table-cell table:style-name="ce78" office:value-type="float" office:value="0.48227" calcext:value-type="float">
            <text:p>0.48227</text:p>
          </table:table-cell>
          <table:table-cell table:style-name="ce78" office:value-type="float" office:value="0.36035" calcext:value-type="float">
            <text:p>0.36035</text:p>
          </table:table-cell>
          <table:table-cell table:style-name="ce78" office:value-type="float" office:value="0.36057" calcext:value-type="float">
            <text:p>0.36057</text:p>
          </table:table-cell>
          <table:table-cell table:style-name="ce78" office:value-type="float" office:value="0.31309" calcext:value-type="float">
            <text:p>0.31309</text:p>
          </table:table-cell>
          <table:table-cell table:style-name="ce78" office:value-type="float" office:value="0.31176" calcext:value-type="float">
            <text:p>0.31176</text:p>
          </table:table-cell>
          <table:table-cell table:style-name="ce78" office:value-type="float" office:value="0.55251" calcext:value-type="float">
            <text:p>0.55251</text:p>
          </table:table-cell>
          <table:table-cell table:style-name="ce78" office:value-type="float" office:value="0.55229" calcext:value-type="float">
            <text:p>0.55229</text:p>
          </table:table-cell>
          <table:table-cell table:style-name="ce78" office:value-type="float" office:value="0.48978" calcext:value-type="float">
            <text:p>0.48978</text:p>
          </table:table-cell>
          <table:table-cell table:style-name="ce78" office:value-type="float" office:value="0.49023" calcext:value-type="float">
            <text:p>0.49023</text:p>
          </table:table-cell>
          <table:table-cell table:style-name="ce44" office:value-type="float" office:value="0.49398" calcext:value-type="float">
            <text:p>0.49398</text:p>
          </table:table-cell>
          <table:table-cell table:style-name="ce44" office:value-type="float" office:value="0.49332" calcext:value-type="float">
            <text:p>0.49332</text:p>
          </table:table-cell>
          <table:table-cell table:style-name="ce134" table:formula="of:=MIN([.E19:.P19];[.R19:.AC19])" office:value-type="float" office:value="0.31176" calcext:value-type="float">
            <text:p>0.3117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ZeroCrossing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977" calcext:value-type="float">
            <text:p>0.29770</text:p>
          </table:table-cell>
          <table:table-cell table:style-name="ce44" office:value-type="float" office:value="0.2978" calcext:value-type="float">
            <text:p>0.29780</text:p>
          </table:table-cell>
          <table:table-cell table:style-name="ce78" office:value-type="float" office:value="0.40121" calcext:value-type="float">
            <text:p>0.40121</text:p>
          </table:table-cell>
          <table:table-cell table:style-name="ce78" office:value-type="float" office:value="0.40188" calcext:value-type="float">
            <text:p>0.40188</text:p>
          </table:table-cell>
          <table:table-cell table:style-name="ce78" office:value-type="float" office:value="0.37228" calcext:value-type="float">
            <text:p>0.37228</text:p>
          </table:table-cell>
          <table:table-cell table:style-name="ce78" office:value-type="float" office:value="0.37471" calcext:value-type="float">
            <text:p>0.37471</text:p>
          </table:table-cell>
          <table:table-cell table:style-name="ce78" office:value-type="float" office:value="0.60066" calcext:value-type="float">
            <text:p>0.60066</text:p>
          </table:table-cell>
          <table:table-cell table:style-name="ce78" office:value-type="float" office:value="0.60155" calcext:value-type="float">
            <text:p>0.60155</text:p>
          </table:table-cell>
          <table:table-cell table:style-name="ce78" office:value-type="float" office:value="0.47918" calcext:value-type="float">
            <text:p>0.47918</text:p>
          </table:table-cell>
          <table:table-cell table:style-name="ce78" office:value-type="float" office:value="0.48216" calcext:value-type="float">
            <text:p>0.48216</text:p>
          </table:table-cell>
          <table:table-cell table:style-name="ce44" office:value-type="float" office:value="0.48482" calcext:value-type="float">
            <text:p>0.48482</text:p>
          </table:table-cell>
          <table:table-cell table:style-name="ce44" office:value-type="float" office:value="0.48261" calcext:value-type="float">
            <text:p>0.48261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9597" calcext:value-type="float">
            <text:p>0.29597</text:p>
          </table:table-cell>
          <table:table-cell table:style-name="ce78" office:value-type="float" office:value="0.29575" calcext:value-type="float">
            <text:p>0.29575</text:p>
          </table:table-cell>
          <table:table-cell table:style-name="ce78" office:value-type="float" office:value="0.37946" calcext:value-type="float">
            <text:p>0.37946</text:p>
          </table:table-cell>
          <table:table-cell table:style-name="ce78" office:value-type="float" office:value="0.37957" calcext:value-type="float">
            <text:p>0.37957</text:p>
          </table:table-cell>
          <table:table-cell table:style-name="ce78" office:value-type="float" office:value="0.37173" calcext:value-type="float">
            <text:p>0.37173</text:p>
          </table:table-cell>
          <table:table-cell table:style-name="ce78" office:value-type="float" office:value="0.37228" calcext:value-type="float">
            <text:p>0.37228</text:p>
          </table:table-cell>
          <table:table-cell table:style-name="ce78" office:value-type="float" office:value="0.59183" calcext:value-type="float">
            <text:p>0.59183</text:p>
          </table:table-cell>
          <table:table-cell table:style-name="ce78" office:value-type="float" office:value="0.5915" calcext:value-type="float">
            <text:p>0.59150</text:p>
          </table:table-cell>
          <table:table-cell table:style-name="ce78" office:value-type="float" office:value="0.47267" calcext:value-type="float">
            <text:p>0.47267</text:p>
          </table:table-cell>
          <table:table-cell table:style-name="ce78" office:value-type="float" office:value="0.47101" calcext:value-type="float">
            <text:p>0.47101</text:p>
          </table:table-cell>
          <table:table-cell table:style-name="ce44" office:value-type="float" office:value="0.47797" calcext:value-type="float">
            <text:p>0.47797</text:p>
          </table:table-cell>
          <table:table-cell table:style-name="ce44" office:value-type="float" office:value="0.4794" calcext:value-type="float">
            <text:p>0.47940</text:p>
          </table:table-cell>
          <table:table-cell table:style-name="ce134" table:formula="of:=MIN([.E20:.P20];[.R20:.AC20])" office:value-type="float" office:value="0.29575" calcext:value-type="float">
            <text:p>0.29575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Acf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5438" calcext:value-type="float">
            <text:p>0.54380</text:p>
          </table:table-cell>
          <table:table-cell table:style-name="ce44" office:value-type="float" office:value="0.544" calcext:value-type="float">
            <text:p>0.54400</text:p>
          </table:table-cell>
          <table:table-cell table:style-name="ce78" office:value-type="float" office:value="0.42838" calcext:value-type="float">
            <text:p>0.42838</text:p>
          </table:table-cell>
          <table:table-cell table:style-name="ce78" office:value-type="float" office:value="0.42893" calcext:value-type="float">
            <text:p>0.42893</text:p>
          </table:table-cell>
          <table:table-cell table:style-name="ce78" office:value-type="float" office:value="0.36709" calcext:value-type="float">
            <text:p>0.36709</text:p>
          </table:table-cell>
          <table:table-cell table:style-name="ce78" office:value-type="float" office:value="0.3683" calcext:value-type="float">
            <text:p>0.36830</text:p>
          </table:table-cell>
          <table:table-cell table:style-name="ce78" office:value-type="float" office:value="0.62551" calcext:value-type="float">
            <text:p>0.62551</text:p>
          </table:table-cell>
          <table:table-cell table:style-name="ce78" office:value-type="float" office:value="0.62684" calcext:value-type="float">
            <text:p>0.62684</text:p>
          </table:table-cell>
          <table:table-cell table:style-name="ce78" office:value-type="float" office:value="0.45489" calcext:value-type="float">
            <text:p>0.45489</text:p>
          </table:table-cell>
          <table:table-cell table:style-name="ce78" office:value-type="float" office:value="0.45467" calcext:value-type="float">
            <text:p>0.45467</text:p>
          </table:table-cell>
          <table:table-cell table:style-name="ce44" office:value-type="float" office:value="0.44616" calcext:value-type="float">
            <text:p>0.44616</text:p>
          </table:table-cell>
          <table:table-cell table:style-name="ce44" office:value-type="float" office:value="0.44561" calcext:value-type="float">
            <text:p>0.44561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2479" calcext:value-type="float">
            <text:p>0.52479</text:p>
          </table:table-cell>
          <table:table-cell table:style-name="ce78" office:value-type="float" office:value="0.52391" calcext:value-type="float">
            <text:p>0.52391</text:p>
          </table:table-cell>
          <table:table-cell table:style-name="ce78" office:value-type="float" office:value="0.41944" calcext:value-type="float">
            <text:p>0.41944</text:p>
          </table:table-cell>
          <table:table-cell table:style-name="ce78" office:value-type="float" office:value="0.419" calcext:value-type="float">
            <text:p>0.41900</text:p>
          </table:table-cell>
          <table:table-cell table:style-name="ce78" office:value-type="float" office:value="0.36256" calcext:value-type="float">
            <text:p>0.36256</text:p>
          </table:table-cell>
          <table:table-cell table:style-name="ce78" office:value-type="float" office:value="0.36212" calcext:value-type="float">
            <text:p>0.36212</text:p>
          </table:table-cell>
          <table:table-cell table:style-name="ce78" office:value-type="float" office:value="0.62209" calcext:value-type="float">
            <text:p>0.62209</text:p>
          </table:table-cell>
          <table:table-cell table:style-name="ce78" office:value-type="float" office:value="0.62142" calcext:value-type="float">
            <text:p>0.62142</text:p>
          </table:table-cell>
          <table:table-cell table:style-name="ce78" office:value-type="float" office:value="0.44252" calcext:value-type="float">
            <text:p>0.44252</text:p>
          </table:table-cell>
          <table:table-cell table:style-name="ce78" office:value-type="float" office:value="0.44318" calcext:value-type="float">
            <text:p>0.44318</text:p>
          </table:table-cell>
          <table:table-cell table:style-name="ce44" office:value-type="float" office:value="0.43545" calcext:value-type="float">
            <text:p>0.43545</text:p>
          </table:table-cell>
          <table:table-cell table:style-name="ce44" office:value-type="float" office:value="0.436" calcext:value-type="float">
            <text:p>0.43600</text:p>
          </table:table-cell>
          <table:table-cell table:style-name="ce134" table:formula="of:=MIN([.E21:.P21];[.R21:.AC21])" office:value-type="float" office:value="0.36212" calcext:value-type="float">
            <text:p>0.3621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Max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5645" calcext:value-type="float">
            <text:p>0.56450</text:p>
          </table:table-cell>
          <table:table-cell table:style-name="ce44" office:value-type="float" office:value="0.5647" calcext:value-type="float">
            <text:p>0.56470</text:p>
          </table:table-cell>
          <table:table-cell table:style-name="ce78" office:value-type="float" office:value="0.46615" calcext:value-type="float">
            <text:p>0.46615</text:p>
          </table:table-cell>
          <table:table-cell table:style-name="ce78" office:value-type="float" office:value="0.46692" calcext:value-type="float">
            <text:p>0.46692</text:p>
          </table:table-cell>
          <table:table-cell table:style-name="ce78" office:value-type="float" office:value="0.40254" calcext:value-type="float">
            <text:p>0.40254</text:p>
          </table:table-cell>
          <table:table-cell table:style-name="ce78" office:value-type="float" office:value="0.40188" calcext:value-type="float">
            <text:p>0.40188</text:p>
          </table:table-cell>
          <table:table-cell table:style-name="ce78" office:value-type="float" office:value="0.66781" calcext:value-type="float">
            <text:p>0.66781</text:p>
          </table:table-cell>
          <table:table-cell table:style-name="ce78" office:value-type="float" office:value="0.6677" calcext:value-type="float">
            <text:p>0.66770</text:p>
          </table:table-cell>
          <table:table-cell table:style-name="ce78" office:value-type="float" office:value="0.37559" calcext:value-type="float">
            <text:p>0.37559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44" office:value-type="float" office:value="0.37559" calcext:value-type="float">
            <text:p>0.37559</text:p>
          </table:table-cell>
          <table:table-cell table:style-name="ce44" office:value-type="float" office:value="0.37537" calcext:value-type="float">
            <text:p>0.37537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1198" calcext:value-type="float">
            <text:p>0.51198</text:p>
          </table:table-cell>
          <table:table-cell table:style-name="ce78" office:value-type="float" office:value="0.51187" calcext:value-type="float">
            <text:p>0.51187</text:p>
          </table:table-cell>
          <table:table-cell table:style-name="ce78" office:value-type="float" office:value="0.45964" calcext:value-type="float">
            <text:p>0.45964</text:p>
          </table:table-cell>
          <table:table-cell table:style-name="ce78" office:value-type="float" office:value="0.46041" calcext:value-type="float">
            <text:p>0.46041</text:p>
          </table:table-cell>
          <table:table-cell table:style-name="ce78" office:value-type="float" office:value="0.39194" calcext:value-type="float">
            <text:p>0.39194</text:p>
          </table:table-cell>
          <table:table-cell table:style-name="ce78" office:value-type="float" office:value="0.39128" calcext:value-type="float">
            <text:p>0.39128</text:p>
          </table:table-cell>
          <table:table-cell table:style-name="ce78" office:value-type="float" office:value="0.65566" calcext:value-type="float">
            <text:p>0.65566</text:p>
          </table:table-cell>
          <table:table-cell table:style-name="ce78" office:value-type="float" office:value="0.65599" calcext:value-type="float">
            <text:p>0.65599</text:p>
          </table:table-cell>
          <table:table-cell table:style-name="ce78" office:value-type="float" office:value="0.37151" calcext:value-type="float">
            <text:p>0.37151</text:p>
          </table:table-cell>
          <table:table-cell table:style-name="ce78" office:value-type="float" office:value="0.37129" calcext:value-type="float">
            <text:p>0.37129</text:p>
          </table:table-cell>
          <table:table-cell table:number-columns-repeated="2" table:style-name="ce44" office:value-type="float" office:value="0.38089" calcext:value-type="float">
            <text:p>0.38089</text:p>
          </table:table-cell>
          <table:table-cell table:style-name="ce134" table:formula="of:=MIN([.E22:.P22];[.R22:.AC22])" office:value-type="float" office:value="0.37129" calcext:value-type="float">
            <text:p>0.37129</text:p>
          </table:table-cell>
          <table:table-cell table:number-columns-repeated="16354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1149" calcext:value-type="float">
            <text:p>0.11490</text:p>
          </table:table-cell>
          <table:table-cell table:style-name="ce47" table:formula="of:=MIN([.F4:.F22])" office:value-type="float" office:value="0.0097" calcext:value-type="float">
            <text:p>0.00970</text:p>
          </table:table-cell>
          <table:table-cell table:style-name="ce47" table:formula="of:=MIN([.G4:.G22])" office:value-type="float" office:value="0.22871" calcext:value-type="float">
            <text:p>0.22871</text:p>
          </table:table-cell>
          <table:table-cell table:style-name="ce47" table:formula="of:=MIN([.H4:.H22])" office:value-type="float" office:value="0.14688" calcext:value-type="float">
            <text:p>0.14688</text:p>
          </table:table-cell>
          <table:table-cell table:style-name="ce47" table:formula="of:=MIN([.I4:.I22])" office:value-type="float" office:value="0.29939" calcext:value-type="float">
            <text:p>0.29939</text:p>
          </table:table-cell>
          <table:table-cell table:style-name="ce47" table:formula="of:=MIN([.J4:.J22])" office:value-type="float" office:value="0.25146" calcext:value-type="float">
            <text:p>0.25146</text:p>
          </table:table-cell>
          <table:table-cell table:style-name="ce47" table:formula="of:=MIN([.K4:.K22])" office:value-type="float" office:value="0.44053" calcext:value-type="float">
            <text:p>0.44053</text:p>
          </table:table-cell>
          <table:table-cell table:style-name="ce47" table:formula="of:=MIN([.L4:.L22])" office:value-type="float" office:value="0.32501" calcext:value-type="float">
            <text:p>0.32501</text:p>
          </table:table-cell>
          <table:table-cell table:style-name="ce47" table:formula="of:=MIN([.M4:.M22])" office:value-type="float" office:value="0.25919" calcext:value-type="float">
            <text:p>0.25919</text:p>
          </table:table-cell>
          <table:table-cell table:style-name="ce47" table:formula="of:=MIN([.N4:.N22])" office:value-type="float" office:value="0.1852" calcext:value-type="float">
            <text:p>0.18520</text:p>
          </table:table-cell>
          <table:table-cell table:style-name="ce47" table:formula="of:=MIN([.O4:.O22])" office:value-type="float" office:value="0.27896" calcext:value-type="float">
            <text:p>0.27896</text:p>
          </table:table-cell>
          <table:table-cell table:style-name="ce47" table:formula="of:=MIN([.P4:.P22])" office:value-type="float" office:value="0.24053" calcext:value-type="float">
            <text:p>0.24053</text:p>
          </table:table-cell>
          <table:table-cell table:style-name="ce77"/>
          <table:table-cell table:style-name="ce47" table:formula="of:=MIN([.R4:.R22])" office:value-type="float" office:value="0.11872" calcext:value-type="float">
            <text:p>0.11872</text:p>
          </table:table-cell>
          <table:table-cell table:style-name="ce47" table:formula="of:=MIN([.S4:.S22])" office:value-type="float" office:value="0.0091662" calcext:value-type="float">
            <text:p>0.00917</text:p>
          </table:table-cell>
          <table:table-cell table:style-name="ce47" table:formula="of:=MIN([.T4:.T22])" office:value-type="float" office:value="0.23114" calcext:value-type="float">
            <text:p>0.23114</text:p>
          </table:table-cell>
          <table:table-cell table:style-name="ce47" table:formula="of:=MIN([.U4:.U22])" office:value-type="float" office:value="0.14688" calcext:value-type="float">
            <text:p>0.14688</text:p>
          </table:table-cell>
          <table:table-cell table:style-name="ce47" table:formula="of:=MIN([.V4:.V22])" office:value-type="float" office:value="0.29851" calcext:value-type="float">
            <text:p>0.29851</text:p>
          </table:table-cell>
          <table:table-cell table:style-name="ce47" table:formula="of:=MIN([.W4:.W22])" office:value-type="float" office:value="0.25069" calcext:value-type="float">
            <text:p>0.25069</text:p>
          </table:table-cell>
          <table:table-cell table:style-name="ce47" table:formula="of:=MIN([.X4:.X22])" office:value-type="float" office:value="0.44351" calcext:value-type="float">
            <text:p>0.44351</text:p>
          </table:table-cell>
          <table:table-cell table:style-name="ce47" table:formula="of:=MIN([.Y4:.Y22])" office:value-type="float" office:value="0.32203" calcext:value-type="float">
            <text:p>0.32203</text:p>
          </table:table-cell>
          <table:table-cell table:style-name="ce47" table:formula="of:=MIN([.Z4:.Z22])" office:value-type="float" office:value="0.26096" calcext:value-type="float">
            <text:p>0.26096</text:p>
          </table:table-cell>
          <table:table-cell table:style-name="ce47" table:formula="of:=MIN([.AA4:.AA22])" office:value-type="float" office:value="0.18332" calcext:value-type="float">
            <text:p>0.18332</text:p>
          </table:table-cell>
          <table:table-cell table:style-name="ce47" table:formula="of:=MIN([.AB4:.AB22])" office:value-type="float" office:value="0.27642" calcext:value-type="float">
            <text:p>0.27642</text:p>
          </table:table-cell>
          <table:table-cell table:style-name="ce47" table:formula="of:=MIN([.AC4:.AC22])" office:value-type="float" office:value="0.23722" calcext:value-type="float">
            <text:p>0.23722</text:p>
          </table:table-cell>
          <table:table-cell table:style-name="ce135" table:formula="of:=MIN([.E23:.P23];[.R23:.AC23])" office:value-type="float" office:value="0.0091662" calcext:value-type="float">
            <text:p>0.00917</text:p>
          </table:table-cell>
          <table:table-cell table:number-columns-repeated="16354"/>
        </table:table-row>
        <table:table-row table:style-name="ro3" table:number-rows-repeated="2">
          <table:table-cell table:number-columns-repeated="3"/>
          <table:table-cell table:style-name="ce64"/>
          <table:table-cell table:number-columns-repeated="9"/>
          <table:table-cell table:style-name="Default"/>
          <table:table-cell table:number-columns-repeated="1637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60" office:value-type="string" calcext:value-type="string" table:number-columns-spanned="7" table:number-rows-spanned="1">
            <text:p>Dataset Exp2</text:p>
          </table:table-cell>
          <table:covered-table-cell table:style-name="ce52" office:value-type="string" calcext:value-type="string">
            <text:p>DATASET</text:p>
          </table:covered-table-cell>
          <table:covered-table-cell table:style-name="ce52"/>
          <table:covered-table-cell table:number-columns-repeated="2" table:style-name="ce52" office:value-type="string" calcext:value-type="string">
            <text:p>DATASET</text:p>
          </table:covered-table-cell>
          <table:covered-table-cell table:number-columns-repeated="2" table:style-name="ce52"/>
          <table:table-cell table:number-columns-repeated="16373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2" office:value-type="string" calcext:value-type="string">
            <text:p>Label</text:p>
          </table:table-cell>
          <table:table-cell table:style-name="ce52" office:value-type="string" calcext:value-type="string">
            <text:p>Yat</text:p>
          </table:table-cell>
          <table:table-cell table:style-name="ce52" office:value-type="string" calcext:value-type="string">
            <text:p>Month</text:p>
          </table:table-cell>
          <table:table-cell table:style-name="ce52" office:value-type="string" calcext:value-type="string">
            <text:p>Days</text:p>
          </table:table-cell>
          <table:table-cell table:style-name="ce52" office:value-type="string" calcext:value-type="string">
            <text:p>Hours</text:p>
          </table:table-cell>
          <table:table-cell table:style-name="ce52" office:value-type="string" calcext:value-type="string">
            <text:p># Files</text:p>
          </table:table-cell>
          <table:table-cell table:style-name="ce52" office:value-type="string" calcext:value-type="string">
            <text:p>Info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53" office:value-type="string" calcext:value-type="string" table:number-columns-spanned="1" table:number-rows-spanned="2">
            <text:p>YAT 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style-name="ce53"/>
          <table:covered-table-cell table:number-columns-repeated="2" table:style-name="ce75"/>
          <table:covered-table-cell table:style-name="ce91"/>
          <table:covered-table-cell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74" office:value-type="string" calcext:value-type="string" table:number-columns-spanned="1" table:number-rows-spanned="2">
            <text:p>DAY </text:p>
            <text:p>/ NIGH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6→17:59</text:p>
            <text:p>18→5:59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number-columns-repeated="5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88" office:value-type="string" calcext:value-type="string" table:number-columns-spanned="1" table:number-rows-spanned="2">
            <text:p>SUNRISE </text:p>
            <text:p>/ SUNSE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5-6-7</text:p>
            <text:p>/18,19.20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94" office:value-type="string" calcext:value-type="string" table:number-columns-spanned="1" table:number-rows-spanned="2">
            <text:p>SUNRISE </text:p>
            <text:p>/ SUNSET</text:p>
            <text:p>/ DAY / NIGHT</text:p>
            <text:p/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29" office:value-type="string" calcext:value-type="string" table:number-columns-spanned="1" table:number-rows-spanned="2">
            <text:p>5-6-7</text:p>
            <text:p>/18,19.20</text:p>
            <text:p>/Day/Night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 table:style-name="ce65" office:value-type="string" calcext:value-type="string" table:number-columns-spanned="1" table:number-rows-spanned="2">
            <text:p>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covered-table-cell table:style-name="ce65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½ 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0-15</text:p>
            <text:p>16-end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covered-table-cell table:style-name="ce66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46"/>
          <table:table-cell table:number-columns-repeated="16380"/>
        </table:table-row>
        <table:table-row table:style-name="ro3" table:number-rows-repeated="62">
          <table:table-cell/>
          <table:table-cell table:style-name="Default" table:number-columns-repeated="35"/>
          <table:table-cell table:number-columns-repeated="16348"/>
        </table:table-row>
        <table:table-row table:style-name="ro3" table:number-rows-repeated="2">
          <table:table-cell table:number-columns-repeated="30"/>
          <table:table-cell table:style-name="Default" table:number-columns-repeated="2"/>
          <table:table-cell table:number-columns-repeated="16352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mparison" table:style-name="ta1">
        <office:forms form:automatic-focus="false" form:apply-design-mode="false"/>
        <table:table-column table:style-name="co10" table:default-cell-style-name="ce5"/>
        <table:table-column table:style-name="co11" table:default-cell-style-name="ce147"/>
        <table:table-column table:style-name="co9" table:number-columns-repeated="2" table:default-cell-style-name="ce148"/>
        <table:table-column table:style-name="co12" table:number-columns-repeated="12" table:default-cell-style-name="ce149"/>
        <table:table-row table:style-name="ro6">
          <table:table-cell table:style-name="ce1"/>
          <table:table-cell table:style-name="ce143" table:number-columns-repeated="2"/>
          <table:table-cell table:style-name="ce40" office:value-type="string" calcext:value-type="string" table:number-columns-spanned="13" table:number-rows-spanned="1">
            <text:p>DIFF </text:p>
            <text:p>Fs &lt; 1 sec WITH Fs = 1 sec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50"/>
          <table:covered-table-cell table:style-name="ce152"/>
        </table:table-row>
        <table:table-row table:style-name="ro7">
          <table:table-cell table:style-name="ce1"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2" office:value-type="string" calcext:value-type="string" table:number-columns-spanned="2" table:number-rows-spanned="1">
            <text:p>YAT </text:p>
          </table:table-cell>
          <table:covered-table-cell table:style-name="ce42"/>
          <table:table-cell table:style-name="ce76" office:value-type="string" calcext:value-type="string" table:number-columns-spanned="2" table:number-rows-spanned="1">
            <text:p>DAY / NIGHT</text:p>
          </table:table-cell>
          <table:covered-table-cell table:style-name="ce76"/>
          <table:table-cell table:style-name="ce87" office:value-type="string" calcext:value-type="string" table:number-columns-spanned="2" table:number-rows-spanned="1">
            <text:p>SUNRISE/SUNSET</text:p>
          </table:table-cell>
          <table:covered-table-cell table:style-name="ce87"/>
          <table:table-cell table:style-name="ce103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MONTH</text:p>
          </table:table-cell>
          <table:covered-table-cell table:style-name="ce110"/>
          <table:table-cell table:style-name="ce113" office:value-type="string" calcext:value-type="string" table:number-columns-spanned="2" table:number-rows-spanned="1">
            <text:p>½ MONTH</text:p>
          </table:table-cell>
          <table:covered-table-cell table:style-name="ce113"/>
        </table:table-row>
        <table:table-row table:style-name="ro3">
          <table:table-cell table:style-name="ce1"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44" office:value-type="string" calcext:value-type="string">
            <text:p>ALL <text:s/>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936" calcext:value-type="float">
            <text:p>1936</text:p>
          </table:table-cell>
          <table:table-cell table:formula="of:=[$'exp2 results'.E4]-[$'exp2 results'.R4]" office:value-type="float" office:value="0.0158" calcext:value-type="float">
            <text:p>0.01580</text:p>
          </table:table-cell>
          <table:table-cell table:formula="of:=[$'exp2 results'.F4]-[$'exp2 results'.S4]" office:value-type="float" office:value="0.004446" calcext:value-type="float">
            <text:p>0.00445</text:p>
          </table:table-cell>
          <table:table-cell table:formula="of:=[$'exp2 results'.G4]-[$'exp2 results'.T4]" office:value-type="float" office:value="0.02363" calcext:value-type="float">
            <text:p>0.02363</text:p>
          </table:table-cell>
          <table:table-cell table:formula="of:=[$'exp2 results'.H4]-[$'exp2 results'.U4]" office:value-type="float" office:value="0.00652" calcext:value-type="float">
            <text:p>0.00652</text:p>
          </table:table-cell>
          <table:table-cell table:formula="of:=[$'exp2 results'.I4]-[$'exp2 results'.V4]" office:value-type="float" office:value="0.00950000000000001" calcext:value-type="float">
            <text:p>0.00950</text:p>
          </table:table-cell>
          <table:table-cell table:formula="of:=[$'exp2 results'.J4]-[$'exp2 results'.W4]" office:value-type="float" office:value="0.01635" calcext:value-type="float">
            <text:p>0.01635</text:p>
          </table:table-cell>
          <table:table-cell table:formula="of:=[$'exp2 results'.K4]-[$'exp2 results'.X4]" office:value-type="float" office:value="0.02319" calcext:value-type="float">
            <text:p>0.02319</text:p>
          </table:table-cell>
          <table:table-cell table:formula="of:=[$'exp2 results'.L4]-[$'exp2 results'.Y4]" office:value-type="float" office:value="0.02121" calcext:value-type="float">
            <text:p>0.02121</text:p>
          </table:table-cell>
          <table:table-cell table:formula="of:=[$'exp2 results'.M4]-[$'exp2 results'.Z4]" office:value-type="float" office:value="0.00319999999999998" calcext:value-type="float">
            <text:p>0.00320</text:p>
          </table:table-cell>
          <table:table-cell table:formula="of:=[$'exp2 results'.N4]-[$'exp2 results'.AA4]" office:value-type="float" office:value="0.00452" calcext:value-type="float">
            <text:p>0.00452</text:p>
          </table:table-cell>
          <table:table-cell table:formula="of:=[$'exp2 results'.O4]-[$'exp2 results'.AB4]" office:value-type="float" office:value="0.01005" calcext:value-type="float">
            <text:p>0.01005</text:p>
          </table:table-cell>
          <table:table-cell table:formula="of:=[$'exp2 results'.P4]-[$'exp2 results'.AC4]" office:value-type="float" office:value="0.00530999999999998" calcext:value-type="float">
            <text:p>0.00531</text:p>
          </table:table-cell>
        </table:table-row>
        <table:table-row table:style-name="ro3">
          <table:covered-table-cell office:value-type="string" calcext:value-type="string">
            <text:p>Concatenation of Features (no mfccs)</text:p>
          </table:covered-table-cell>
          <table:table-cell table:style-name="ce145" office:value-type="string" calcext:value-type="string">
            <text:p>SPECTRAL features 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880" calcext:value-type="float">
            <text:p>880</text:p>
          </table:table-cell>
          <table:table-cell table:formula="of:=[$'exp2 results'.E5]-[$'exp2 results'.R5]" office:value-type="float" office:value="0.0158" calcext:value-type="float">
            <text:p>0.01580</text:p>
          </table:table-cell>
          <table:table-cell table:formula="of:=[$'exp2 results'.F5]-[$'exp2 results'.S5]" office:value-type="float" office:value="0.02586" calcext:value-type="float">
            <text:p>0.02586</text:p>
          </table:table-cell>
          <table:table-cell table:formula="of:=[$'exp2 results'.G5]-[$'exp2 results'.T5]" office:value-type="float" office:value="0.02363" calcext:value-type="float">
            <text:p>0.02363</text:p>
          </table:table-cell>
          <table:table-cell table:formula="of:=[$'exp2 results'.H5]-[$'exp2 results'.U5]" office:value-type="float" office:value="0.01557" calcext:value-type="float">
            <text:p>0.01557</text:p>
          </table:table-cell>
          <table:table-cell table:formula="of:=[$'exp2 results'.I5]-[$'exp2 results'.V5]" office:value-type="float" office:value="0.00950000000000001" calcext:value-type="float">
            <text:p>0.00950</text:p>
          </table:table-cell>
          <table:table-cell table:formula="of:=[$'exp2 results'.J5]-[$'exp2 results'.W5]" office:value-type="float" office:value="0.01038" calcext:value-type="float">
            <text:p>0.01038</text:p>
          </table:table-cell>
          <table:table-cell table:formula="of:=[$'exp2 results'.K5]-[$'exp2 results'.X5]" office:value-type="float" office:value="0.02319" calcext:value-type="float">
            <text:p>0.02319</text:p>
          </table:table-cell>
          <table:table-cell table:formula="of:=[$'exp2 results'.L5]-[$'exp2 results'.Y5]" office:value-type="float" office:value="0.02098" calcext:value-type="float">
            <text:p>0.02098</text:p>
          </table:table-cell>
          <table:table-cell table:formula="of:=[$'exp2 results'.M5]-[$'exp2 results'.Z5]" office:value-type="float" office:value="0.00319999999999998" calcext:value-type="float">
            <text:p>0.00320</text:p>
          </table:table-cell>
          <table:table-cell table:formula="of:=[$'exp2 results'.N5]-[$'exp2 results'.AA5]" office:value-type="float" office:value="0.01733" calcext:value-type="float">
            <text:p>0.01733</text:p>
          </table:table-cell>
          <table:table-cell table:formula="of:=[$'exp2 results'.O5]-[$'exp2 results'.AB5]" office:value-type="float" office:value="0.01005" calcext:value-type="float">
            <text:p>0.01005</text:p>
          </table:table-cell>
          <table:table-cell table:formula="of:=[$'exp2 results'.P5]-[$'exp2 results'.AC5]" office:value-type="float" office:value="0.01446" calcext:value-type="float">
            <text:p>0.01446</text:p>
          </table:table-cell>
        </table:table-row>
        <table:table-row table:style-name="ro3">
          <table:covered-table-cell office:value-type="string" calcext:value-type="string">
            <text:p>Concatenation of Features (no mfccs)</text:p>
          </table:covered-table-cell>
          <table:table-cell table:style-name="ce145" office:value-type="string" calcext:value-type="string">
            <text:p>TONALESS features 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string" calcext:value-type="string">
            <text:p>528</text:p>
          </table:table-cell>
          <table:table-cell table:formula="of:=[$'exp2 results'.E6]-[$'exp2 results'.R6]" office:value-type="float" office:value="0.00639999999999999" calcext:value-type="float">
            <text:p>0.00640</text:p>
          </table:table-cell>
          <table:table-cell table:formula="of:=[$'exp2 results'.F6]-[$'exp2 results'.S6]" office:value-type="float" office:value="0.01417" calcext:value-type="float">
            <text:p>0.01417</text:p>
          </table:table-cell>
          <table:table-cell table:formula="of:=[$'exp2 results'.G6]-[$'exp2 results'.T6]" office:value-type="float" office:value="0.01392" calcext:value-type="float">
            <text:p>0.01392</text:p>
          </table:table-cell>
          <table:table-cell table:formula="of:=[$'exp2 results'.H6]-[$'exp2 results'.U6]" office:value-type="float" office:value="0.03876" calcext:value-type="float">
            <text:p>0.03876</text:p>
          </table:table-cell>
          <table:table-cell table:formula="of:=[$'exp2 results'.I6]-[$'exp2 results'.V6]" office:value-type="float" office:value="0.00408999999999998" calcext:value-type="float">
            <text:p>0.00409</text:p>
          </table:table-cell>
          <table:table-cell table:formula="of:=[$'exp2 results'.J6]-[$'exp2 results'.W6]" office:value-type="float" office:value="0.00707000000000002" calcext:value-type="float">
            <text:p>0.00707</text:p>
          </table:table-cell>
          <table:table-cell table:formula="of:=[$'exp2 results'.K6]-[$'exp2 results'.X6]" office:value-type="float" office:value="0.01005" calcext:value-type="float">
            <text:p>0.01005</text:p>
          </table:table-cell>
          <table:table-cell table:formula="of:=[$'exp2 results'.L6]-[$'exp2 results'.Y6]" office:value-type="float" office:value="0.0255099999999999" calcext:value-type="float">
            <text:p>0.02551</text:p>
          </table:table-cell>
          <table:table-cell table:formula="of:=[$'exp2 results'.M6]-[$'exp2 results'.Z6]" office:value-type="float" office:value="0.00751000000000002" calcext:value-type="float">
            <text:p>0.00751</text:p>
          </table:table-cell>
          <table:table-cell table:formula="of:=[$'exp2 results'.N6]-[$'exp2 results'.AA6]" office:value-type="float" office:value="0.01546" calcext:value-type="float">
            <text:p>0.01546</text:p>
          </table:table-cell>
          <table:table-cell table:formula="of:=[$'exp2 results'.O6]-[$'exp2 results'.AB6]" office:value-type="float" office:value="0.00563000000000002" calcext:value-type="float">
            <text:p>0.00563</text:p>
          </table:table-cell>
          <table:table-cell table:formula="of:=[$'exp2 results'.P6]-[$'exp2 results'.AC6]" office:value-type="float" office:value="-0.000329999999999997" calcext:value-type="float">
            <text:p>-0.00033</text:p>
          </table:table-cell>
        </table:table-row>
        <table:table-row table:style-name="ro3">
          <table:covered-table-cell office:value-type="string" calcext:value-type="string">
            <text:p>Concatenation of Features (no mfccs)</text:p>
          </table:covered-table-cell>
          <table:table-cell table:style-name="ce145" office:value-type="string" calcext:value-type="string">
            <text:p>TIME features 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28" calcext:value-type="float">
            <text:p>528</text:p>
          </table:table-cell>
          <table:table-cell table:formula="of:=[$'exp2 results'.E7]-[$'exp2 results'.R7]" office:value-type="float" office:value="0.01147" calcext:value-type="float">
            <text:p>0.01147</text:p>
          </table:table-cell>
          <table:table-cell table:formula="of:=[$'exp2 results'.F7]-[$'exp2 results'.S7]" office:value-type="float" office:value="0.00548000000000001" calcext:value-type="float">
            <text:p>0.00548</text:p>
          </table:table-cell>
          <table:table-cell table:formula="of:=[$'exp2 results'.G7]-[$'exp2 results'.T7]" office:value-type="float" office:value="0.01789" calcext:value-type="float">
            <text:p>0.01789</text:p>
          </table:table-cell>
          <table:table-cell table:formula="of:=[$'exp2 results'.H7]-[$'exp2 results'.U7]" office:value-type="float" office:value="0.01657" calcext:value-type="float">
            <text:p>0.01657</text:p>
          </table:table-cell>
          <table:table-cell table:formula="of:=[$'exp2 results'.I7]-[$'exp2 results'.V7]" office:value-type="float" office:value="0.00994" calcext:value-type="float">
            <text:p>0.00994</text:p>
          </table:table-cell>
          <table:table-cell table:formula="of:=[$'exp2 results'.J7]-[$'exp2 results'.W7]" office:value-type="float" office:value="0.00541000000000003" calcext:value-type="float">
            <text:p>0.00541</text:p>
          </table:table-cell>
          <table:table-cell table:formula="of:=[$'exp2 results'.K7]-[$'exp2 results'.X7]" office:value-type="float" office:value="0.01899" calcext:value-type="float">
            <text:p>0.01899</text:p>
          </table:table-cell>
          <table:table-cell table:formula="of:=[$'exp2 results'.L7]-[$'exp2 results'.Y7]" office:value-type="float" office:value="0.01712" calcext:value-type="float">
            <text:p>0.01712</text:p>
          </table:table-cell>
          <table:table-cell table:formula="of:=[$'exp2 results'.M7]-[$'exp2 results'.Z7]" office:value-type="float" office:value="0.00596000000000002" calcext:value-type="float">
            <text:p>0.00596</text:p>
          </table:table-cell>
          <table:table-cell table:formula="of:=[$'exp2 results'.N7]-[$'exp2 results'.AA7]" office:value-type="float" office:value="0.00452999999999998" calcext:value-type="float">
            <text:p>0.00453</text:p>
          </table:table-cell>
          <table:table-cell table:formula="of:=[$'exp2 results'.O7]-[$'exp2 results'.AB7]" office:value-type="float" office:value="0.00816999999999996" calcext:value-type="float">
            <text:p>0.00817</text:p>
          </table:table-cell>
          <table:table-cell table:formula="of:=[$'exp2 results'.P7]-[$'exp2 results'.AC7]" office:value-type="float" office:value="0.00508000000000003" calcext:value-type="float">
            <text:p>0.00508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6" office:value-type="string" calcext:value-type="string">
            <text:p>ALL <text:s/></text:p>
          </table:table-cell>
          <table:table-cell table:number-columns-repeated="2" table:style-name="ce128" office:value-type="float" office:value="11" calcext:value-type="float">
            <text:p>11</text:p>
          </table:table-cell>
          <table:table-cell table:formula="of:=[$'exp2 results'.E8]-[$'exp2 results'.R8]" office:value-type="float" office:value="-0.00382" calcext:value-type="float">
            <text:p>-0.00382</text:p>
          </table:table-cell>
          <table:table-cell table:formula="of:=[$'exp2 results'.F8]-[$'exp2 results'.S8]" office:value-type="float" office:value="0.000533800000000001" calcext:value-type="float">
            <text:p>0.00053</text:p>
          </table:table-cell>
          <table:table-cell table:formula="of:=[$'exp2 results'.G8]-[$'exp2 results'.T8]" office:value-type="float" office:value="-0.00243000000000002" calcext:value-type="float">
            <text:p>-0.00243</text:p>
          </table:table-cell>
          <table:table-cell table:formula="of:=[$'exp2 results'.H8]-[$'exp2 results'.U8]" office:value-type="float" office:value="0" calcext:value-type="float">
            <text:p>0.00000</text:p>
          </table:table-cell>
          <table:table-cell table:formula="of:=[$'exp2 results'.I8]-[$'exp2 results'.V8]" office:value-type="float" office:value="-0.00575000000000003" calcext:value-type="float">
            <text:p>-0.00575</text:p>
          </table:table-cell>
          <table:table-cell table:formula="of:=[$'exp2 results'.J8]-[$'exp2 results'.W8]" office:value-type="float" office:value="0.000769999999999993" calcext:value-type="float">
            <text:p>0.00077</text:p>
          </table:table-cell>
          <table:table-cell table:formula="of:=[$'exp2 results'.K8]-[$'exp2 results'.X8]" office:value-type="float" office:value="-0.00298000000000004" calcext:value-type="float">
            <text:p>-0.00298</text:p>
          </table:table-cell>
          <table:table-cell table:formula="of:=[$'exp2 results'.L8]-[$'exp2 results'.Y8]" office:value-type="float" office:value="0.00298000000000004" calcext:value-type="float">
            <text:p>0.00298</text:p>
          </table:table-cell>
          <table:table-cell table:formula="of:=[$'exp2 results'.M8]-[$'exp2 results'.Z8]" office:value-type="float" office:value="0.00851000000000002" calcext:value-type="float">
            <text:p>0.00851</text:p>
          </table:table-cell>
          <table:table-cell table:formula="of:=[$'exp2 results'.N8]-[$'exp2 results'.AA8]" office:value-type="float" office:value="0.00187999999999999" calcext:value-type="float">
            <text:p>0.00188</text:p>
          </table:table-cell>
          <table:table-cell table:formula="of:=[$'exp2 results'.O8]-[$'exp2 results'.AB8]" office:value-type="float" office:value="0.000780000000000003" calcext:value-type="float">
            <text:p>0.00078</text:p>
          </table:table-cell>
          <table:table-cell table:formula="of:=[$'exp2 results'.P8]-[$'exp2 results'.AC8]" office:value-type="float" office:value="0.00331000000000001" calcext:value-type="float">
            <text:p>0.00331</text:p>
          </table:table-cell>
        </table:table-row>
        <table:table-row table:style-name="ro3">
          <table:covered-table-cell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128" office:value-type="float" office:value="5" calcext:value-type="float">
            <text:p>5</text:p>
          </table:table-cell>
          <table:table-cell table:formula="of:=[$'exp2 results'.E9]-[$'exp2 results'.R9]" office:value-type="float" office:value="-0.00382" calcext:value-type="float">
            <text:p>-0.00382</text:p>
          </table:table-cell>
          <table:table-cell table:formula="of:=[$'exp2 results'.F9]-[$'exp2 results'.S9]" office:value-type="float" office:value="0.00440500000000001" calcext:value-type="float">
            <text:p>0.00441</text:p>
          </table:table-cell>
          <table:table-cell table:formula="of:=[$'exp2 results'.G9]-[$'exp2 results'.T9]" office:value-type="float" office:value="-0.00243000000000002" calcext:value-type="float">
            <text:p>-0.00243</text:p>
          </table:table-cell>
          <table:table-cell table:formula="of:=[$'exp2 results'.H9]-[$'exp2 results'.U9]" office:value-type="float" office:value="0.00409000000000001" calcext:value-type="float">
            <text:p>0.00409</text:p>
          </table:table-cell>
          <table:table-cell table:formula="of:=[$'exp2 results'.I9]-[$'exp2 results'.V9]" office:value-type="float" office:value="-0.00575000000000003" calcext:value-type="float">
            <text:p>-0.00575</text:p>
          </table:table-cell>
          <table:table-cell table:formula="of:=[$'exp2 results'.J9]-[$'exp2 results'.W9]" office:value-type="float" office:value="0.00453000000000003" calcext:value-type="float">
            <text:p>0.00453</text:p>
          </table:table-cell>
          <table:table-cell table:formula="of:=[$'exp2 results'.K9]-[$'exp2 results'.X9]" office:value-type="float" office:value="-0.00298000000000004" calcext:value-type="float">
            <text:p>-0.00298</text:p>
          </table:table-cell>
          <table:table-cell table:formula="of:=[$'exp2 results'.L9]-[$'exp2 results'.Y9]" office:value-type="float" office:value="0.00718000000000002" calcext:value-type="float">
            <text:p>0.00718</text:p>
          </table:table-cell>
          <table:table-cell table:formula="of:=[$'exp2 results'.M9]-[$'exp2 results'.Z9]" office:value-type="float" office:value="0.00851000000000002" calcext:value-type="float">
            <text:p>0.00851</text:p>
          </table:table-cell>
          <table:table-cell table:formula="of:=[$'exp2 results'.N9]-[$'exp2 results'.AA9]" office:value-type="float" office:value="0.00540999999999997" calcext:value-type="float">
            <text:p>0.00541</text:p>
          </table:table-cell>
          <table:table-cell table:formula="of:=[$'exp2 results'.O9]-[$'exp2 results'.AB9]" office:value-type="float" office:value="0.000780000000000003" calcext:value-type="float">
            <text:p>0.00078</text:p>
          </table:table-cell>
          <table:table-cell table:formula="of:=[$'exp2 results'.P9]-[$'exp2 results'.AC9]" office:value-type="float" office:value="0.00574000000000002" calcext:value-type="float">
            <text:p>0.00574</text:p>
          </table:table-cell>
        </table:table-row>
        <table:table-row table:style-name="ro3">
          <table:covered-table-cell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128" office:value-type="float" office:value="3" calcext:value-type="float">
            <text:p>3</text:p>
          </table:table-cell>
          <table:table-cell table:formula="of:=[$'exp2 results'.E10]-[$'exp2 results'.R10]" office:value-type="float" office:value="-0.00109000000000001" calcext:value-type="float">
            <text:p>-0.00109</text:p>
          </table:table-cell>
          <table:table-cell table:formula="of:=[$'exp2 results'.F10]-[$'exp2 results'.S10]" office:value-type="float" office:value="-0.00720000000000001" calcext:value-type="float">
            <text:p>-0.00720</text:p>
          </table:table-cell>
          <table:table-cell table:formula="of:=[$'exp2 results'.G10]-[$'exp2 results'.T10]" office:value-type="float" office:value="-0.01126" calcext:value-type="float">
            <text:p>-0.01126</text:p>
          </table:table-cell>
          <table:table-cell table:formula="of:=[$'exp2 results'.H10]-[$'exp2 results'.U10]" office:value-type="float" office:value="-0.02021" calcext:value-type="float">
            <text:p>-0.02021</text:p>
          </table:table-cell>
          <table:table-cell table:formula="of:=[$'exp2 results'.I10]-[$'exp2 results'.V10]" office:value-type="float" office:value="-0.00474999999999998" calcext:value-type="float">
            <text:p>-0.00475</text:p>
          </table:table-cell>
          <table:table-cell table:formula="of:=[$'exp2 results'.J10]-[$'exp2 results'.W10]" office:value-type="float" office:value="-0.01248" calcext:value-type="float">
            <text:p>-0.01248</text:p>
          </table:table-cell>
          <table:table-cell table:formula="of:=[$'exp2 results'.K10]-[$'exp2 results'.X10]" office:value-type="float" office:value="-0.0108200000000001" calcext:value-type="float">
            <text:p>-0.01082</text:p>
          </table:table-cell>
          <table:table-cell table:formula="of:=[$'exp2 results'.L10]-[$'exp2 results'.Y10]" office:value-type="float" office:value="-0.0212000000000001" calcext:value-type="float">
            <text:p>-0.02120</text:p>
          </table:table-cell>
          <table:table-cell table:formula="of:=[$'exp2 results'.M10]-[$'exp2 results'.Z10]" office:value-type="float" office:value="0.00198999999999999" calcext:value-type="float">
            <text:p>0.00199</text:p>
          </table:table-cell>
          <table:table-cell table:formula="of:=[$'exp2 results'.N10]-[$'exp2 results'.AA10]" office:value-type="float" office:value="0.00120999999999999" calcext:value-type="float">
            <text:p>0.00121</text:p>
          </table:table-cell>
          <table:table-cell table:formula="of:=[$'exp2 results'.O10]-[$'exp2 results'.AB10]" office:value-type="float" office:value="0.00507999999999997" calcext:value-type="float">
            <text:p>0.00508</text:p>
          </table:table-cell>
          <table:table-cell table:formula="of:=[$'exp2 results'.P10]-[$'exp2 results'.AC10]" office:value-type="float" office:value="-0.01446" calcext:value-type="float">
            <text:p>-0.01446</text:p>
          </table:table-cell>
        </table:table-row>
        <table:table-row table:style-name="ro3">
          <table:covered-table-cell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128" office:value-type="float" office:value="3" calcext:value-type="float">
            <text:p>3</text:p>
          </table:table-cell>
          <table:table-cell table:formula="of:=[$'exp2 results'.E11]-[$'exp2 results'.R11]" office:value-type="float" office:value="-0.00573000000000001" calcext:value-type="float">
            <text:p>-0.00573</text:p>
          </table:table-cell>
          <table:table-cell table:formula="of:=[$'exp2 results'.F11]-[$'exp2 results'.S11]" office:value-type="float" office:value="-0.00481000000000001" calcext:value-type="float">
            <text:p>-0.00481</text:p>
          </table:table-cell>
          <table:table-cell table:formula="of:=[$'exp2 results'.G11]-[$'exp2 results'.T11]" office:value-type="float" office:value="-0.00618000000000002" calcext:value-type="float">
            <text:p>-0.00618</text:p>
          </table:table-cell>
          <table:table-cell table:formula="of:=[$'exp2 results'.H11]-[$'exp2 results'.U11]" office:value-type="float" office:value="-0.00595999999999997" calcext:value-type="float">
            <text:p>-0.00596</text:p>
          </table:table-cell>
          <table:table-cell table:formula="of:=[$'exp2 results'.I11]-[$'exp2 results'.V11]" office:value-type="float" office:value="0.000879999999999992" calcext:value-type="float">
            <text:p>0.00088</text:p>
          </table:table-cell>
          <table:table-cell table:formula="of:=[$'exp2 results'.J11]-[$'exp2 results'.W11]" office:value-type="float" office:value="-0.00131999999999999" calcext:value-type="float">
            <text:p>-0.00132</text:p>
          </table:table-cell>
          <table:table-cell table:formula="of:=[$'exp2 results'.K11]-[$'exp2 results'.X11]" office:value-type="float" office:value="-0.00264999999999999" calcext:value-type="float">
            <text:p>-0.00265</text:p>
          </table:table-cell>
          <table:table-cell table:formula="of:=[$'exp2 results'.L11]-[$'exp2 results'.Y11]" office:value-type="float" office:value="-0.00266" calcext:value-type="float">
            <text:p>-0.00266</text:p>
          </table:table-cell>
          <table:table-cell table:formula="of:=[$'exp2 results'.M11]-[$'exp2 results'.Z11]" office:value-type="float" office:value="-0.00177000000000005" calcext:value-type="float">
            <text:p>-0.00177</text:p>
          </table:table-cell>
          <table:table-cell table:formula="of:=[$'exp2 results'.N11]-[$'exp2 results'.AA11]" office:value-type="float" office:value="-0.00231999999999999" calcext:value-type="float">
            <text:p>-0.00232</text:p>
          </table:table-cell>
          <table:table-cell table:formula="of:=[$'exp2 results'.O11]-[$'exp2 results'.AB11]" office:value-type="float" office:value="0.00253999999999999" calcext:value-type="float">
            <text:p>0.00254</text:p>
          </table:table-cell>
          <table:table-cell table:formula="of:=[$'exp2 results'.P11]-[$'exp2 results'.AC11]" office:value-type="float" office:value="-0.000769999999999993" calcext:value-type="float">
            <text:p>-0.00077</text:p>
          </table:table-cell>
        </table:table-row>
        <table:table-row table:style-name="ro3">
          <table:table-cell office:value-type="string" calcext:value-type="string" table:number-columns-spanned="1" table:number-rows-spanned="11">
            <text:p>ONE FEATURE</text:p>
          </table:table-cell>
          <table:table-cell office:value-type="string" calcext:value-type="string">
            <text:p>SpectralCentroid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2]-[$'exp2 results'.R12]" office:value-type="float" office:value="0.00924000000000003" calcext:value-type="float">
            <text:p>0.00924</text:p>
          </table:table-cell>
          <table:table-cell table:formula="of:=[$'exp2 results'.F12]-[$'exp2 results'.S12]" office:value-type="float" office:value="0.00953000000000004" calcext:value-type="float">
            <text:p>0.00953</text:p>
          </table:table-cell>
          <table:table-cell table:formula="of:=[$'exp2 results'.G12]-[$'exp2 results'.T12]" office:value-type="float" office:value="0.0529" calcext:value-type="float">
            <text:p>0.05290</text:p>
          </table:table-cell>
          <table:table-cell table:formula="of:=[$'exp2 results'.H12]-[$'exp2 results'.U12]" office:value-type="float" office:value="0.054" calcext:value-type="float">
            <text:p>0.05400</text:p>
          </table:table-cell>
          <table:table-cell table:formula="of:=[$'exp2 results'.I12]-[$'exp2 results'.V12]" office:value-type="float" office:value="-0.00640000000000002" calcext:value-type="float">
            <text:p>-0.00640</text:p>
          </table:table-cell>
          <table:table-cell table:formula="of:=[$'exp2 results'.J12]-[$'exp2 results'.W12]" office:value-type="float" office:value="-0.00662000000000002" calcext:value-type="float">
            <text:p>-0.00662</text:p>
          </table:table-cell>
          <table:table-cell table:formula="of:=[$'exp2 results'.K12]-[$'exp2 results'.X12]" office:value-type="float" office:value="0.0306000000000001" calcext:value-type="float">
            <text:p>0.03060</text:p>
          </table:table-cell>
          <table:table-cell table:formula="of:=[$'exp2 results'.L12]-[$'exp2 results'.Y12]" office:value-type="float" office:value="0.03137" calcext:value-type="float">
            <text:p>0.03137</text:p>
          </table:table-cell>
          <table:table-cell table:formula="of:=[$'exp2 results'.M12]-[$'exp2 results'.Z12]" office:value-type="float" office:value="0.02142" calcext:value-type="float">
            <text:p>0.02142</text:p>
          </table:table-cell>
          <table:table-cell table:formula="of:=[$'exp2 results'.N12]-[$'exp2 results'.AA12]" office:value-type="float" office:value="0.01811" calcext:value-type="float">
            <text:p>0.01811</text:p>
          </table:table-cell>
          <table:table-cell table:formula="of:=[$'exp2 results'.O12]-[$'exp2 results'.AB12]" office:value-type="float" office:value="0.00983000000000001" calcext:value-type="float">
            <text:p>0.00983</text:p>
          </table:table-cell>
          <table:table-cell table:formula="of:=[$'exp2 results'.P12]-[$'exp2 results'.AC12]" office:value-type="float" office:value="0.00883000000000001" calcext:value-type="float">
            <text:p>0.00883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CrestFactor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3]-[$'exp2 results'.R13]" office:value-type="float" office:value="0.04498" calcext:value-type="float">
            <text:p>0.04498</text:p>
          </table:table-cell>
          <table:table-cell table:formula="of:=[$'exp2 results'.F13]-[$'exp2 results'.S13]" office:value-type="float" office:value="0.04532" calcext:value-type="float">
            <text:p>0.04532</text:p>
          </table:table-cell>
          <table:table-cell table:formula="of:=[$'exp2 results'.G13]-[$'exp2 results'.T13]" office:value-type="float" office:value="0.01634" calcext:value-type="float">
            <text:p>0.01634</text:p>
          </table:table-cell>
          <table:table-cell table:formula="of:=[$'exp2 results'.H13]-[$'exp2 results'.U13]" office:value-type="float" office:value="0.01889" calcext:value-type="float">
            <text:p>0.01889</text:p>
          </table:table-cell>
          <table:table-cell table:formula="of:=[$'exp2 results'.I13]-[$'exp2 results'.V13]" office:value-type="float" office:value="0.018" calcext:value-type="float">
            <text:p>0.01800</text:p>
          </table:table-cell>
          <table:table-cell table:formula="of:=[$'exp2 results'.J13]-[$'exp2 results'.W13]" office:value-type="float" office:value="0.01469" calcext:value-type="float">
            <text:p>0.01469</text:p>
          </table:table-cell>
          <table:table-cell table:formula="of:=[$'exp2 results'.K13]-[$'exp2 results'.X13]" office:value-type="float" office:value="0.02076" calcext:value-type="float">
            <text:p>0.02076</text:p>
          </table:table-cell>
          <table:table-cell table:formula="of:=[$'exp2 results'.L13]-[$'exp2 results'.Y13]" office:value-type="float" office:value="0.0216499999999999" calcext:value-type="float">
            <text:p>0.02165</text:p>
          </table:table-cell>
          <table:table-cell table:formula="of:=[$'exp2 results'.M13]-[$'exp2 results'.Z13]" office:value-type="float" office:value="0.00308999999999998" calcext:value-type="float">
            <text:p>0.00309</text:p>
          </table:table-cell>
          <table:table-cell table:formula="of:=[$'exp2 results'.N13]-[$'exp2 results'.AA13]" office:value-type="float" office:value="0.00386999999999998" calcext:value-type="float">
            <text:p>0.00387</text:p>
          </table:table-cell>
          <table:table-cell table:formula="of:=[$'exp2 results'.O13]-[$'exp2 results'.AB13]" office:value-type="float" office:value="0.01469" calcext:value-type="float">
            <text:p>0.01469</text:p>
          </table:table-cell>
          <table:table-cell table:formula="of:=[$'exp2 results'.P13]-[$'exp2 results'.AC13]" office:value-type="float" office:value="0.018" calcext:value-type="float">
            <text:p>0.01800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Decrease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4]-[$'exp2 results'.R14]" office:value-type="float" office:value="0.03842" calcext:value-type="float">
            <text:p>0.03842</text:p>
          </table:table-cell>
          <table:table-cell table:formula="of:=[$'exp2 results'.F14]-[$'exp2 results'.S14]" office:value-type="float" office:value="0.03619" calcext:value-type="float">
            <text:p>0.03619</text:p>
          </table:table-cell>
          <table:table-cell table:formula="of:=[$'exp2 results'.G14]-[$'exp2 results'.T14]" office:value-type="float" office:value="0.02441" calcext:value-type="float">
            <text:p>0.02441</text:p>
          </table:table-cell>
          <table:table-cell table:formula="of:=[$'exp2 results'.H14]-[$'exp2 results'.U14]" office:value-type="float" office:value="0.02761" calcext:value-type="float">
            <text:p>0.02761</text:p>
          </table:table-cell>
          <table:table-cell table:formula="of:=[$'exp2 results'.I14]-[$'exp2 results'.V14]" office:value-type="float" office:value="0.01104" calcext:value-type="float">
            <text:p>0.01104</text:p>
          </table:table-cell>
          <table:table-cell table:formula="of:=[$'exp2 results'.J14]-[$'exp2 results'.W14]" office:value-type="float" office:value="0.00983000000000001" calcext:value-type="float">
            <text:p>0.00983</text:p>
          </table:table-cell>
          <table:table-cell table:formula="of:=[$'exp2 results'.K14]-[$'exp2 results'.X14]" office:value-type="float" office:value="0.01546" calcext:value-type="float">
            <text:p>0.01546</text:p>
          </table:table-cell>
          <table:table-cell table:formula="of:=[$'exp2 results'.L14]-[$'exp2 results'.Y14]" office:value-type="float" office:value="0.019" calcext:value-type="float">
            <text:p>0.01900</text:p>
          </table:table-cell>
          <table:table-cell table:formula="of:=[$'exp2 results'.M14]-[$'exp2 results'.Z14]" office:value-type="float" office:value="0.01469" calcext:value-type="float">
            <text:p>0.01469</text:p>
          </table:table-cell>
          <table:table-cell table:formula="of:=[$'exp2 results'.N14]-[$'exp2 results'.AA14]" office:value-type="float" office:value="0.0224200000000001" calcext:value-type="float">
            <text:p>0.02242</text:p>
          </table:table-cell>
          <table:table-cell table:formula="of:=[$'exp2 results'.O14]-[$'exp2 results'.AB14]" office:value-type="float" office:value="-0.000340000000000007" calcext:value-type="float">
            <text:p>-0.00034</text:p>
          </table:table-cell>
          <table:table-cell table:formula="of:=[$'exp2 results'.P14]-[$'exp2 results'.AC14]" office:value-type="float" office:value="0.01778" calcext:value-type="float">
            <text:p>0.01778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Flatness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5]-[$'exp2 results'.R15]" office:value-type="float" office:value="0.02466" calcext:value-type="float">
            <text:p>0.02466</text:p>
          </table:table-cell>
          <table:table-cell table:formula="of:=[$'exp2 results'.F15]-[$'exp2 results'.S15]" office:value-type="float" office:value="0.02419" calcext:value-type="float">
            <text:p>0.02419</text:p>
          </table:table-cell>
          <table:table-cell table:formula="of:=[$'exp2 results'.G15]-[$'exp2 results'.T15]" office:value-type="float" office:value="0.02286" calcext:value-type="float">
            <text:p>0.02286</text:p>
          </table:table-cell>
          <table:table-cell table:formula="of:=[$'exp2 results'.H15]-[$'exp2 results'.U15]" office:value-type="float" office:value="0.02032" calcext:value-type="float">
            <text:p>0.02032</text:p>
          </table:table-cell>
          <table:table-cell table:formula="of:=[$'exp2 results'.I15]-[$'exp2 results'.V15]" office:value-type="float" office:value="-0.00961000000000001" calcext:value-type="float">
            <text:p>-0.00961</text:p>
          </table:table-cell>
          <table:table-cell table:formula="of:=[$'exp2 results'.J15]-[$'exp2 results'.W15]" office:value-type="float" office:value="-0.00850999999999996" calcext:value-type="float">
            <text:p>-0.00851</text:p>
          </table:table-cell>
          <table:table-cell table:formula="of:=[$'exp2 results'.K15]-[$'exp2 results'.X15]" office:value-type="float" office:value="0.01171" calcext:value-type="float">
            <text:p>0.01171</text:p>
          </table:table-cell>
          <table:table-cell table:formula="of:=[$'exp2 results'.L15]-[$'exp2 results'.Y15]" office:value-type="float" office:value="0.01071" calcext:value-type="float">
            <text:p>0.01071</text:p>
          </table:table-cell>
          <table:table-cell table:formula="of:=[$'exp2 results'.M15]-[$'exp2 results'.Z15]" office:value-type="float" office:value="0.01546" calcext:value-type="float">
            <text:p>0.01546</text:p>
          </table:table-cell>
          <table:table-cell table:formula="of:=[$'exp2 results'.N15]-[$'exp2 results'.AA15]" office:value-type="float" office:value="0.01358" calcext:value-type="float">
            <text:p>0.01358</text:p>
          </table:table-cell>
          <table:table-cell table:formula="of:=[$'exp2 results'.O15]-[$'exp2 results'.AB15]" office:value-type="float" office:value="0.00253999999999999" calcext:value-type="float">
            <text:p>0.00254</text:p>
          </table:table-cell>
          <table:table-cell table:formula="of:=[$'exp2 results'.P15]-[$'exp2 results'.AC15]" office:value-type="float" office:value="0.000329999999999997" calcext:value-type="float">
            <text:p>0.00033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Flux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6]-[$'exp2 results'.R16]" office:value-type="float" office:value="0.0140400000000001" calcext:value-type="float">
            <text:p>0.01404</text:p>
          </table:table-cell>
          <table:table-cell table:formula="of:=[$'exp2 results'.F16]-[$'exp2 results'.S16]" office:value-type="float" office:value="0.01437" calcext:value-type="float">
            <text:p>0.01437</text:p>
          </table:table-cell>
          <table:table-cell table:formula="of:=[$'exp2 results'.G16]-[$'exp2 results'.T16]" office:value-type="float" office:value="0.01889" calcext:value-type="float">
            <text:p>0.01889</text:p>
          </table:table-cell>
          <table:table-cell table:formula="of:=[$'exp2 results'.H16]-[$'exp2 results'.U16]" office:value-type="float" office:value="0.0191" calcext:value-type="float">
            <text:p>0.01910</text:p>
          </table:table-cell>
          <table:table-cell table:formula="of:=[$'exp2 results'.I16]-[$'exp2 results'.V16]" office:value-type="float" office:value="-0.01635" calcext:value-type="float">
            <text:p>-0.01635</text:p>
          </table:table-cell>
          <table:table-cell table:formula="of:=[$'exp2 results'.J16]-[$'exp2 results'.W16]" office:value-type="float" office:value="-0.01535" calcext:value-type="float">
            <text:p>-0.01535</text:p>
          </table:table-cell>
          <table:table-cell table:formula="of:=[$'exp2 results'.K16]-[$'exp2 results'.X16]" office:value-type="float" office:value="-0.00143000000000004" calcext:value-type="float">
            <text:p>-0.00143</text:p>
          </table:table-cell>
          <table:table-cell table:formula="of:=[$'exp2 results'.L16]-[$'exp2 results'.Y16]" office:value-type="float" office:value="-0.0015400000000001" calcext:value-type="float">
            <text:p>-0.00154</text:p>
          </table:table-cell>
          <table:table-cell table:formula="of:=[$'exp2 results'.M16]-[$'exp2 results'.Z16]" office:value-type="float" office:value="0.0137" calcext:value-type="float">
            <text:p>0.01370</text:p>
          </table:table-cell>
          <table:table-cell table:formula="of:=[$'exp2 results'.N16]-[$'exp2 results'.AA16]" office:value-type="float" office:value="0.01281" calcext:value-type="float">
            <text:p>0.01281</text:p>
          </table:table-cell>
          <table:table-cell table:formula="of:=[$'exp2 results'.O16]-[$'exp2 results'.AB16]" office:value-type="float" office:value="0.00717999999999996" calcext:value-type="float">
            <text:p>0.00718</text:p>
          </table:table-cell>
          <table:table-cell table:formula="of:=[$'exp2 results'.P16]-[$'exp2 results'.AC16]" office:value-type="float" office:value="0.00795000000000001" calcext:value-type="float">
            <text:p>0.00795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Rollof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7]-[$'exp2 results'.R17]" office:value-type="float" office:value="-0.00630999999999998" calcext:value-type="float">
            <text:p>-0.00631</text:p>
          </table:table-cell>
          <table:table-cell table:formula="of:=[$'exp2 results'.F17]-[$'exp2 results'.S17]" office:value-type="float" office:value="-0.00762999999999997" calcext:value-type="float">
            <text:p>-0.00763</text:p>
          </table:table-cell>
          <table:table-cell table:formula="of:=[$'exp2 results'.G17]-[$'exp2 results'.T17]" office:value-type="float" office:value="0.02695" calcext:value-type="float">
            <text:p>0.02695</text:p>
          </table:table-cell>
          <table:table-cell table:formula="of:=[$'exp2 results'.H17]-[$'exp2 results'.U17]" office:value-type="float" office:value="0.03015" calcext:value-type="float">
            <text:p>0.03015</text:p>
          </table:table-cell>
          <table:table-cell table:formula="of:=[$'exp2 results'.I17]-[$'exp2 results'.V17]" office:value-type="float" office:value="-0.000219999999999998" calcext:value-type="float">
            <text:p>-0.00022</text:p>
          </table:table-cell>
          <table:table-cell table:formula="of:=[$'exp2 results'.J17]-[$'exp2 results'.W17]" office:value-type="float" office:value="-0.00153999999999999" calcext:value-type="float">
            <text:p>-0.00154</text:p>
          </table:table-cell>
          <table:table-cell table:formula="of:=[$'exp2 results'.K17]-[$'exp2 results'.X17]" office:value-type="float" office:value="0.01601" calcext:value-type="float">
            <text:p>0.01601</text:p>
          </table:table-cell>
          <table:table-cell table:formula="of:=[$'exp2 results'.L17]-[$'exp2 results'.Y17]" office:value-type="float" office:value="0.01812" calcext:value-type="float">
            <text:p>0.01812</text:p>
          </table:table-cell>
          <table:table-cell table:formula="of:=[$'exp2 results'.M17]-[$'exp2 results'.Z17]" office:value-type="float" office:value="0.00596000000000002" calcext:value-type="float">
            <text:p>0.00596</text:p>
          </table:table-cell>
          <table:table-cell table:formula="of:=[$'exp2 results'.N17]-[$'exp2 results'.AA17]" office:value-type="float" office:value="0.00872000000000001" calcext:value-type="float">
            <text:p>0.00872</text:p>
          </table:table-cell>
          <table:table-cell table:formula="of:=[$'exp2 results'.O17]-[$'exp2 results'.AB17]" office:value-type="float" office:value="0.00662000000000002" calcext:value-type="float">
            <text:p>0.00662</text:p>
          </table:table-cell>
          <table:table-cell table:formula="of:=[$'exp2 results'.P17]-[$'exp2 results'.AC17]" office:value-type="float" office:value="0" calcext:value-type="float">
            <text:p>0.00000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Spread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8]-[$'exp2 results'.R18]" office:value-type="float" office:value="0.00475999999999999" calcext:value-type="float">
            <text:p>0.00476</text:p>
          </table:table-cell>
          <table:table-cell table:formula="of:=[$'exp2 results'.F18]-[$'exp2 results'.S18]" office:value-type="float" office:value="0.00445999999999996" calcext:value-type="float">
            <text:p>0.00446</text:p>
          </table:table-cell>
          <table:table-cell table:formula="of:=[$'exp2 results'.G18]-[$'exp2 results'.T18]" office:value-type="float" office:value="0.0381" calcext:value-type="float">
            <text:p>0.03810</text:p>
          </table:table-cell>
          <table:table-cell table:formula="of:=[$'exp2 results'.H18]-[$'exp2 results'.U18]" office:value-type="float" office:value="0.03402" calcext:value-type="float">
            <text:p>0.03402</text:p>
          </table:table-cell>
          <table:table-cell table:formula="of:=[$'exp2 results'.I18]-[$'exp2 results'.V18]" office:value-type="float" office:value="-0.000329999999999997" calcext:value-type="float">
            <text:p>-0.00033</text:p>
          </table:table-cell>
          <table:table-cell table:formula="of:=[$'exp2 results'.J18]-[$'exp2 results'.W18]" office:value-type="float" office:value="-0.00275999999999998" calcext:value-type="float">
            <text:p>-0.00276</text:p>
          </table:table-cell>
          <table:table-cell table:formula="of:=[$'exp2 results'.K18]-[$'exp2 results'.X18]" office:value-type="float" office:value="0.01668" calcext:value-type="float">
            <text:p>0.01668</text:p>
          </table:table-cell>
          <table:table-cell table:formula="of:=[$'exp2 results'.L18]-[$'exp2 results'.Y18]" office:value-type="float" office:value="0.01293" calcext:value-type="float">
            <text:p>0.01293</text:p>
          </table:table-cell>
          <table:table-cell table:formula="of:=[$'exp2 results'.M18]-[$'exp2 results'.Z18]" office:value-type="float" office:value="0.00794999999999996" calcext:value-type="float">
            <text:p>0.00795</text:p>
          </table:table-cell>
          <table:table-cell table:formula="of:=[$'exp2 results'.N18]-[$'exp2 results'.AA18]" office:value-type="float" office:value="0.00518999999999997" calcext:value-type="float">
            <text:p>0.00519</text:p>
          </table:table-cell>
          <table:table-cell table:formula="of:=[$'exp2 results'.O18]-[$'exp2 results'.AB18]" office:value-type="float" office:value="-0.00187999999999999" calcext:value-type="float">
            <text:p>-0.00188</text:p>
          </table:table-cell>
          <table:table-cell table:formula="of:=[$'exp2 results'.P18]-[$'exp2 results'.AC18]" office:value-type="float" office:value="-0.00131999999999999" calcext:value-type="float">
            <text:p>-0.00132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pectralTonalPowerRatio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19]-[$'exp2 results'.R19]" office:value-type="float" office:value="0.00112999999999996" calcext:value-type="float">
            <text:p>0.00113</text:p>
          </table:table-cell>
          <table:table-cell table:formula="of:=[$'exp2 results'.F19]-[$'exp2 results'.S19]" office:value-type="float" office:value="0.00123000000000001" calcext:value-type="float">
            <text:p>0.00123</text:p>
          </table:table-cell>
          <table:table-cell table:formula="of:=[$'exp2 results'.G19]-[$'exp2 results'.T19]" office:value-type="float" office:value="-0.00729000000000002" calcext:value-type="float">
            <text:p>-0.00729</text:p>
          </table:table-cell>
          <table:table-cell table:formula="of:=[$'exp2 results'.H19]-[$'exp2 results'.U19]" office:value-type="float" office:value="-0.00773000000000002" calcext:value-type="float">
            <text:p>-0.00773</text:p>
          </table:table-cell>
          <table:table-cell table:formula="of:=[$'exp2 results'.I19]-[$'exp2 results'.V19]" office:value-type="float" office:value="0.01745" calcext:value-type="float">
            <text:p>0.01745</text:p>
          </table:table-cell>
          <table:table-cell table:formula="of:=[$'exp2 results'.J19]-[$'exp2 results'.W19]" office:value-type="float" office:value="0.01734" calcext:value-type="float">
            <text:p>0.01734</text:p>
          </table:table-cell>
          <table:table-cell table:formula="of:=[$'exp2 results'.K19]-[$'exp2 results'.X19]" office:value-type="float" office:value="-0.000549999999999939" calcext:value-type="float">
            <text:p>-0.00055</text:p>
          </table:table-cell>
          <table:table-cell table:formula="of:=[$'exp2 results'.L19]-[$'exp2 results'.Y19]" office:value-type="float" office:value="-0.00142999999999993" calcext:value-type="float">
            <text:p>-0.00143</text:p>
          </table:table-cell>
          <table:table-cell table:formula="of:=[$'exp2 results'.M19]-[$'exp2 results'.Z19]" office:value-type="float" office:value="0.00475000000000003" calcext:value-type="float">
            <text:p>0.00475</text:p>
          </table:table-cell>
          <table:table-cell table:formula="of:=[$'exp2 results'.N19]-[$'exp2 results'.AA19]" office:value-type="float" office:value="0.00419000000000003" calcext:value-type="float">
            <text:p>0.00419</text:p>
          </table:table-cell>
          <table:table-cell table:formula="of:=[$'exp2 results'.O19]-[$'exp2 results'.AB19]" office:value-type="float" office:value="-0.00650999999999996" calcext:value-type="float">
            <text:p>-0.00651</text:p>
          </table:table-cell>
          <table:table-cell table:formula="of:=[$'exp2 results'.P19]-[$'exp2 results'.AC19]" office:value-type="float" office:value="-0.00607999999999997" calcext:value-type="float">
            <text:p>-0.00608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TimeZeroCrossingRate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20]-[$'exp2 results'.R20]" office:value-type="float" office:value="0.00173000000000001" calcext:value-type="float">
            <text:p>0.00173</text:p>
          </table:table-cell>
          <table:table-cell table:formula="of:=[$'exp2 results'.F20]-[$'exp2 results'.S20]" office:value-type="float" office:value="0.00205" calcext:value-type="float">
            <text:p>0.00205</text:p>
          </table:table-cell>
          <table:table-cell table:formula="of:=[$'exp2 results'.G20]-[$'exp2 results'.T20]" office:value-type="float" office:value="0.02175" calcext:value-type="float">
            <text:p>0.02175</text:p>
          </table:table-cell>
          <table:table-cell table:formula="of:=[$'exp2 results'.H20]-[$'exp2 results'.U20]" office:value-type="float" office:value="0.02231" calcext:value-type="float">
            <text:p>0.02231</text:p>
          </table:table-cell>
          <table:table-cell table:formula="of:=[$'exp2 results'.I20]-[$'exp2 results'.V20]" office:value-type="float" office:value="0.000549999999999995" calcext:value-type="float">
            <text:p>0.00055</text:p>
          </table:table-cell>
          <table:table-cell table:formula="of:=[$'exp2 results'.J20]-[$'exp2 results'.W20]" office:value-type="float" office:value="0.00242999999999999" calcext:value-type="float">
            <text:p>0.00243</text:p>
          </table:table-cell>
          <table:table-cell table:formula="of:=[$'exp2 results'.K20]-[$'exp2 results'.X20]" office:value-type="float" office:value="0.00883000000000001" calcext:value-type="float">
            <text:p>0.00883</text:p>
          </table:table-cell>
          <table:table-cell table:formula="of:=[$'exp2 results'.L20]-[$'exp2 results'.Y20]" office:value-type="float" office:value="0.01005" calcext:value-type="float">
            <text:p>0.01005</text:p>
          </table:table-cell>
          <table:table-cell table:formula="of:=[$'exp2 results'.M20]-[$'exp2 results'.Z20]" office:value-type="float" office:value="0.00651000000000002" calcext:value-type="float">
            <text:p>0.00651</text:p>
          </table:table-cell>
          <table:table-cell table:formula="of:=[$'exp2 results'.N20]-[$'exp2 results'.AA20]" office:value-type="float" office:value="0.01115" calcext:value-type="float">
            <text:p>0.01115</text:p>
          </table:table-cell>
          <table:table-cell table:formula="of:=[$'exp2 results'.O20]-[$'exp2 results'.AB20]" office:value-type="float" office:value="0.00684999999999997" calcext:value-type="float">
            <text:p>0.00685</text:p>
          </table:table-cell>
          <table:table-cell table:formula="of:=[$'exp2 results'.P20]-[$'exp2 results'.AC20]" office:value-type="float" office:value="0.00320999999999999" calcext:value-type="float">
            <text:p>0.00321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TimeAcfCoef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21]-[$'exp2 results'.R21]" office:value-type="float" office:value="0.01901" calcext:value-type="float">
            <text:p>0.01901</text:p>
          </table:table-cell>
          <table:table-cell table:formula="of:=[$'exp2 results'.F21]-[$'exp2 results'.S21]" office:value-type="float" office:value="0.0200900000000001" calcext:value-type="float">
            <text:p>0.02009</text:p>
          </table:table-cell>
          <table:table-cell table:formula="of:=[$'exp2 results'.G21]-[$'exp2 results'.T21]" office:value-type="float" office:value="0.00894" calcext:value-type="float">
            <text:p>0.00894</text:p>
          </table:table-cell>
          <table:table-cell table:formula="of:=[$'exp2 results'.H21]-[$'exp2 results'.U21]" office:value-type="float" office:value="0.00992999999999999" calcext:value-type="float">
            <text:p>0.00993</text:p>
          </table:table-cell>
          <table:table-cell table:formula="of:=[$'exp2 results'.I21]-[$'exp2 results'.V21]" office:value-type="float" office:value="0.00453000000000003" calcext:value-type="float">
            <text:p>0.00453</text:p>
          </table:table-cell>
          <table:table-cell table:formula="of:=[$'exp2 results'.J21]-[$'exp2 results'.W21]" office:value-type="float" office:value="0.00618000000000002" calcext:value-type="float">
            <text:p>0.00618</text:p>
          </table:table-cell>
          <table:table-cell table:formula="of:=[$'exp2 results'.K21]-[$'exp2 results'.X21]" office:value-type="float" office:value="0.00341999999999998" calcext:value-type="float">
            <text:p>0.00342</text:p>
          </table:table-cell>
          <table:table-cell table:formula="of:=[$'exp2 results'.L21]-[$'exp2 results'.Y21]" office:value-type="float" office:value="0.00541999999999998" calcext:value-type="float">
            <text:p>0.00542</text:p>
          </table:table-cell>
          <table:table-cell table:formula="of:=[$'exp2 results'.M21]-[$'exp2 results'.Z21]" office:value-type="float" office:value="0.01237" calcext:value-type="float">
            <text:p>0.01237</text:p>
          </table:table-cell>
          <table:table-cell table:formula="of:=[$'exp2 results'.N21]-[$'exp2 results'.AA21]" office:value-type="float" office:value="0.01149" calcext:value-type="float">
            <text:p>0.01149</text:p>
          </table:table-cell>
          <table:table-cell table:formula="of:=[$'exp2 results'.O21]-[$'exp2 results'.AB21]" office:value-type="float" office:value="0.01071" calcext:value-type="float">
            <text:p>0.01071</text:p>
          </table:table-cell>
          <table:table-cell table:formula="of:=[$'exp2 results'.P21]-[$'exp2 results'.AC21]" office:value-type="float" office:value="0.00961000000000001" calcext:value-type="float">
            <text:p>0.00961</text:p>
          </table:table-cell>
        </table:table-row>
        <table:table-row table:style-name="ro3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TimeMaxAcf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[$'exp2 results'.E22]-[$'exp2 results'.R22]" office:value-type="float" office:value="0.05252" calcext:value-type="float">
            <text:p>0.05252</text:p>
          </table:table-cell>
          <table:table-cell table:formula="of:=[$'exp2 results'.F22]-[$'exp2 results'.S22]" office:value-type="float" office:value="0.0528299999999999" calcext:value-type="float">
            <text:p>0.05283</text:p>
          </table:table-cell>
          <table:table-cell table:formula="of:=[$'exp2 results'.G22]-[$'exp2 results'.T22]" office:value-type="float" office:value="0.00651000000000002" calcext:value-type="float">
            <text:p>0.00651</text:p>
          </table:table-cell>
          <table:table-cell table:formula="of:=[$'exp2 results'.H22]-[$'exp2 results'.U22]" office:value-type="float" office:value="0.00651000000000002" calcext:value-type="float">
            <text:p>0.00651</text:p>
          </table:table-cell>
          <table:table-cell table:formula="of:=[$'exp2 results'.I22]-[$'exp2 results'.V22]" office:value-type="float" office:value="0.0106" calcext:value-type="float">
            <text:p>0.01060</text:p>
          </table:table-cell>
          <table:table-cell table:formula="of:=[$'exp2 results'.J22]-[$'exp2 results'.W22]" office:value-type="float" office:value="0.0106" calcext:value-type="float">
            <text:p>0.01060</text:p>
          </table:table-cell>
          <table:table-cell table:formula="of:=[$'exp2 results'.K22]-[$'exp2 results'.X22]" office:value-type="float" office:value="0.01215" calcext:value-type="float">
            <text:p>0.01215</text:p>
          </table:table-cell>
          <table:table-cell table:formula="of:=[$'exp2 results'.L22]-[$'exp2 results'.Y22]" office:value-type="float" office:value="0.01171" calcext:value-type="float">
            <text:p>0.01171</text:p>
          </table:table-cell>
          <table:table-cell table:formula="of:=[$'exp2 results'.M22]-[$'exp2 results'.Z22]" office:value-type="float" office:value="0.00407999999999997" calcext:value-type="float">
            <text:p>0.00408</text:p>
          </table:table-cell>
          <table:table-cell table:formula="of:=[$'exp2 results'.N22]-[$'exp2 results'.AA22]" office:value-type="float" office:value="0.00462999999999997" calcext:value-type="float">
            <text:p>0.00463</text:p>
          </table:table-cell>
          <table:table-cell table:formula="of:=[$'exp2 results'.O22]-[$'exp2 results'.AB22]" office:value-type="float" office:value="-0.00530000000000003" calcext:value-type="float">
            <text:p>-0.00530</text:p>
          </table:table-cell>
          <table:table-cell table:formula="of:=[$'exp2 results'.P22]-[$'exp2 results'.AC22]" office:value-type="float" office:value="-0.00552000000000003" calcext:value-type="float">
            <text:p>-0.00552</text:p>
          </table:table-cell>
        </table:table-row>
        <calcext:conditional-formats>
          <calcext:conditional-format calcext:target-range-address="comparison.E4:comparison.P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3:02:19.496264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2H27M14S</meta:editing-duration>
    <meta:editing-cycles>134</meta:editing-cycles>
    <meta:generator>LibreOffice/24.2.4.2$Linux_X86_64 LibreOffice_project/420$Build-2</meta:generator>
    <dc:date>2024-06-15T13:07:59.075424617</dc:date>
    <meta:document-statistic meta:table-count="2" meta:cell-count="1039" meta:object-count="0"/>
  </office:meta>
</office:document-meta>
</file>